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37.042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2.593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ro3" style:family="table-row">
      <style:table-row-properties style:row-height="0.3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4" style:family="table-cell" style:parent-style-name="Default" style:data-style-name="N119">
      <style:text-properties style:font-name="Ubuntu" fo:font-size="8pt" style:font-size-asian="8pt" style:font-size-complex="8pt"/>
    </style:style>
  </office:automatic-styles>
  <office:body>
    <office:spreadsheet>
      <table:calculation-settings table:use-regular-expressions="false"/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3</text:p>
          </table:table-cell>
          <table:table-cell office:value-type="string">
            <text:p>JACK_ALIM</text:p>
          </table:table-cell>
          <table:table-cell office:value-type="float" office:value="1">
            <text:p>1</text:p>
          </table:table-cell>
          <table:table-cell office:value-type="string">
            <text:p>V_IN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X1</text:p>
          </table:table-cell>
          <table:table-cell office:value-type="string">
            <text:p>XTAL</text:p>
          </table:table-cell>
          <table:table-cell office:value-type="float" office:value="1">
            <text:p>1</text:p>
          </table:table-cell>
          <table:table-cell office:value-type="string">
            <text:p>16MHz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9,C7,C6,C3,C10</text:p>
          </table:table-cell>
          <table:table-cell office:value-type="string">
            <text:p>C2</text:p>
          </table:table-cell>
          <table:table-cell office:value-type="float" office:value="5">
            <text:p>5</text:p>
          </table:table-cell>
          <table:table-cell office:value-type="string">
            <text:p>100n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3</text:p>
          </table:table-cell>
          <table:table-cell office:value-type="string">
            <text:p>dil_28-300_socket</text:p>
          </table:table-cell>
          <table:table-cell office:value-type="float" office:value="1">
            <text:p>1</text:p>
          </table:table-cell>
          <table:table-cell office:value-type="string">
            <text:p>ATMEGA8-P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51,P50,P49,P52,rowBoB1</text:p>
          </table:table-cell>
          <table:table-cell office:value-type="string">
            <text:p>vite_3mm</text:p>
          </table:table-cell>
          <table:table-cell office:value-type="float" office:value="5">
            <text:p>5</text:p>
          </table:table-cell>
          <table:table-cell office:value-type="string">
            <text:p>CONN_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24,P25,P26,P27,P28,P29,P30,P31,P32,P33,P34,P35,P36,P37,P38,P39</text:p>
          </table:table-cell>
          <table:table-cell office:value-type="string">
            <text:p>PROTO-6</text:p>
          </table:table-cell>
          <table:table-cell office:value-type="float" office:value="16">
            <text:p>16</text:p>
          </table:table-cell>
          <table:table-cell office:value-type="string">
            <text:p>DIL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</text:p>
          </table:table-cell>
          <table:table-cell office:value-type="string">
            <text:p>DIP-24__600_ELL</text:p>
          </table:table-cell>
          <table:table-cell office:value-type="float" office:value="1">
            <text:p>1</text:p>
          </table:table-cell>
          <table:table-cell office:value-type="string">
            <text:p>74LS15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W1</text:p>
          </table:table-cell>
          <table:table-cell office:value-type="string">
            <text:p>SW_PB_V</text:p>
          </table:table-cell>
          <table:table-cell office:value-type="float" office:value="1">
            <text:p>1</text:p>
          </table:table-cell>
          <table:table-cell office:value-type="string">
            <text:p>INC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W2</text:p>
          </table:table-cell>
          <table:table-cell office:value-type="string">
            <text:p>SW_PB_V</text:p>
          </table:table-cell>
          <table:table-cell office:value-type="float" office:value="1">
            <text:p>1</text:p>
          </table:table-cell>
          <table:table-cell office:value-type="string">
            <text:p>DEC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W3</text:p>
          </table:table-cell>
          <table:table-cell office:value-type="string">
            <text:p>SW_PB_V</text:p>
          </table:table-cell>
          <table:table-cell office:value-type="float" office:value="1">
            <text:p>1</text:p>
          </table:table-cell>
          <table:table-cell office:value-type="string">
            <text:p>MODE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W4</text:p>
          </table:table-cell>
          <table:table-cell office:value-type="string">
            <text:p>SW_PB_V</text:p>
          </table:table-cell>
          <table:table-cell office:value-type="float" office:value="1">
            <text:p>1</text:p>
          </table:table-cell>
          <table:table-cell office:value-type="string">
            <text:p>RST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W5</text:p>
          </table:table-cell>
          <table:table-cell office:value-type="string">
            <text:p>SW_PB_V</text:p>
          </table:table-cell>
          <table:table-cell office:value-type="float" office:value="1">
            <text:p>1</text:p>
          </table:table-cell>
          <table:table-cell office:value-type="string">
            <text:p>ENTER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43</text:p>
          </table:table-cell>
          <table:table-cell office:value-type="string">
            <text:p>Pad01</text:p>
          </table:table-cell>
          <table:table-cell office:value-type="float" office:value="1">
            <text:p>1</text:p>
          </table:table-cell>
          <table:table-cell office:value-type="string">
            <text:p>CONN_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8,P9,P10,P11,P14,P15,P54,P53</text:p>
          </table:table-cell>
          <table:table-cell office:value-type="string">
            <text:p>vite_4mm</text:p>
          </table:table-cell>
          <table:table-cell office:value-type="float" office:value="8">
            <text:p>8</text:p>
          </table:table-cell>
          <table:table-cell office:value-type="string">
            <text:p>CONN_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8</text:p>
          </table:table-cell>
          <table:table-cell office:value-type="string">
            <text:p>CP_5x11mm</text:p>
          </table:table-cell>
          <table:table-cell office:value-type="float" office:value="1">
            <text:p>1</text:p>
          </table:table-cell>
          <table:table-cell office:value-type="string">
            <text:p>100u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D258</text:p>
          </table:table-cell>
          <table:table-cell office:value-type="string">
            <text:p>led_5mm_blue</text:p>
          </table:table-cell>
          <table:table-cell office:value-type="float" office:value="1">
            <text:p>1</text:p>
          </table:table-cell>
          <table:table-cell office:value-type="string">
            <text:p>DBG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260</text:p>
          </table:table-cell>
          <table:table-cell office:value-type="string">
            <text:p>led_5mm_blue</text:p>
          </table:table-cell>
          <table:table-cell office:value-type="float" office:value="1">
            <text:p>1</text:p>
          </table:table-cell>
          <table:table-cell office:value-type="string">
            <text:p>PWR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IL-U1</text:p>
          </table:table-cell>
          <table:table-cell office:value-type="string">
            <text:p>SCK-24_600_ELL</text:p>
          </table:table-cell>
          <table:table-cell office:value-type="float" office:value="1">
            <text:p>1</text:p>
          </table:table-cell>
          <table:table-cell office:value-type="string">
            <text:p>STP16DP0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T1</text:p>
          </table:table-cell>
          <table:table-cell office:value-type="string">
            <text:p>CR2032</text:p>
          </table:table-cell>
          <table:table-cell office:value-type="float" office:value="1">
            <text:p>1</text:p>
          </table:table-cell>
          <table:table-cell office:value-type="string">
            <text:p>BATT_RTC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U6</text:p>
          </table:table-cell>
          <table:table-cell office:value-type="string">
            <text:p>DS3231</text:p>
          </table:table-cell>
          <table:table-cell office:value-type="float" office:value="1">
            <text:p>1</text:p>
          </table:table-cell>
          <table:table-cell office:value-type="string">
            <text:p>DS3231N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11,C12</text:p>
          </table:table-cell>
          <table:table-cell office:value-type="string">
            <text:p>cnp_3mm_disc</text:p>
          </table:table-cell>
          <table:table-cell office:value-type="float" office:value="2">
            <text:p>2</text:p>
          </table:table-cell>
          <table:table-cell office:value-type="string">
            <text:p>22p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U5</text:p>
          </table:table-cell>
          <table:table-cell office:value-type="string">
            <text:p>dil_16-300_socket</text:p>
          </table:table-cell>
          <table:table-cell office:value-type="float" office:value="1">
            <text:p>1</text:p>
          </table:table-cell>
          <table:table-cell office:value-type="string">
            <text:p>STP8DP0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34</text:p>
          </table:table-cell>
          <table:table-cell office:value-type="string">
            <text:p>Pot-Var2</text:p>
          </table:table-cell>
          <table:table-cell office:value-type="float" office:value="1">
            <text:p>1</text:p>
          </table:table-cell>
          <table:table-cell office:value-type="string">
            <text:p>2k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F1</text:p>
          </table:table-cell>
          <table:table-cell office:value-type="string">
            <text:p>Baffle</text:p>
          </table:table-cell>
          <table:table-cell office:value-type="float" office:value="1">
            <text:p>1</text:p>
          </table:table-cell>
          <table:table-cell office:value-type="string">
            <text:p>BAFFLE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P1</text:p>
          </table:table-cell>
          <table:table-cell office:value-type="string">
            <text:p>BackPlate</text:p>
          </table:table-cell>
          <table:table-cell office:value-type="float" office:value="1">
            <text:p>1</text:p>
          </table:table-cell>
          <table:table-cell office:value-type="string">
            <text:p>BackPlate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R36,R38,R37,R23,R19,R18,R17,R22</text:p>
          </table:table-cell>
          <table:table-cell office:value-type="string">
            <text:p>RC03</text:p>
          </table:table-cell>
          <table:table-cell office:value-type="float" office:value="8">
            <text:p>8</text:p>
          </table:table-cell>
          <table:table-cell office:value-type="string">
            <text:p>10k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R35,R33</text:p>
          </table:table-cell>
          <table:table-cell office:value-type="string">
            <text:p>RC03</text:p>
          </table:table-cell>
          <table:table-cell office:value-type="float" office:value="2">
            <text:p>2</text:p>
          </table:table-cell>
          <table:table-cell office:value-type="string">
            <text:p>680E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R20,R21</text:p>
          </table:table-cell>
          <table:table-cell office:value-type="string">
            <text:p>RC03</text:p>
          </table:table-cell>
          <table:table-cell office:value-type="float" office:value="2">
            <text:p>2</text:p>
          </table:table-cell>
          <table:table-cell office:value-type="string">
            <text:p>4k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R25,R26,R24</text:p>
          </table:table-cell>
          <table:table-cell office:value-type="string">
            <text:p>RC03</text:p>
          </table:table-cell>
          <table:table-cell office:value-type="float" office:value="3">
            <text:p>3</text:p>
          </table:table-cell>
          <table:table-cell office:value-type="string">
            <text:p>1k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R31</text:p>
          </table:table-cell>
          <table:table-cell office:value-type="string">
            <text:p>RC03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30</text:p>
          </table:table-cell>
          <table:table-cell office:value-type="string">
            <text:p>RC03</text:p>
          </table:table-cell>
          <table:table-cell office:value-type="float" office:value="1">
            <text:p>1</text:p>
          </table:table-cell>
          <table:table-cell office:value-type="string">
            <text:p>100E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FM1</text:p>
          </table:table-cell>
          <table:table-cell office:value-type="string">
            <text:p>Frame</text:p>
          </table:table-cell>
          <table:table-cell office:value-type="float" office:value="1">
            <text:p>1</text:p>
          </table:table-cell>
          <table:table-cell office:value-type="string">
            <text:p>FRAME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FP1</text:p>
          </table:table-cell>
          <table:table-cell office:value-type="string">
            <text:p>FacePlate</text:p>
          </table:table-cell>
          <table:table-cell office:value-type="float" office:value="1">
            <text:p>1</text:p>
          </table:table-cell>
          <table:table-cell office:value-type="string">
            <text:p>FacePlate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CB1</text:p>
          </table:table-cell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13</text:p>
          </table:table-cell>
          <table:table-cell office:value-type="string">
            <text:p>pin_strip_3x2</text:p>
          </table:table-cell>
          <table:table-cell office:value-type="float" office:value="1">
            <text:p>1</text:p>
          </table:table-cell>
          <table:table-cell office:value-type="string">
            <text:p>ISP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K1</text:p>
          </table:table-cell>
          <table:table-cell office:value-type="string">
            <text:p>pin_strip_3</text:p>
          </table:table-cell>
          <table:table-cell office:value-type="float" office:value="1">
            <text:p>1</text:p>
          </table:table-cell>
          <table:table-cell office:value-type="string">
            <text:p>PWR_SEL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K2</text:p>
          </table:table-cell>
          <table:table-cell office:value-type="string">
            <text:p>pin_strip_3</text:p>
          </table:table-cell>
          <table:table-cell office:value-type="float" office:value="1">
            <text:p>1</text:p>
          </table:table-cell>
          <table:table-cell office:value-type="string">
            <text:p>LED_ENABLE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7</text:p>
          </table:table-cell>
          <table:table-cell office:value-type="string">
            <text:p>pin_strip_6-90</text:p>
          </table:table-cell>
          <table:table-cell office:value-type="float" office:value="1">
            <text:p>1</text:p>
          </table:table-cell>
          <table:table-cell office:value-type="string">
            <text:p>FTDI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41</text:p>
          </table:table-cell>
          <table:table-cell office:value-type="string">
            <text:p>pin_sck_4-90</text:p>
          </table:table-cell>
          <table:table-cell office:value-type="float" office:value="1">
            <text:p>1</text:p>
          </table:table-cell>
          <table:table-cell office:value-type="string">
            <text:p>STACK-L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12</text:p>
          </table:table-cell>
          <table:table-cell office:value-type="string">
            <text:p>pin_strip_3</text:p>
          </table:table-cell>
          <table:table-cell office:value-type="float" office:value="1">
            <text:p>1</text:p>
          </table:table-cell>
          <table:table-cell office:value-type="string">
            <text:p>V_OUT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42</text:p>
          </table:table-cell>
          <table:table-cell office:value-type="string">
            <text:p>pin_strip_4-90</text:p>
          </table:table-cell>
          <table:table-cell office:value-type="float" office:value="1">
            <text:p>1</text:p>
          </table:table-cell>
          <table:table-cell office:value-type="string">
            <text:p>STACK-R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R32</text:p>
          </table:table-cell>
          <table:table-cell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string">
            <text:p>LDR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1</text:p>
          </table:table-cell>
          <table:table-cell office:value-type="string">
            <text:p>pin_strip_8</text:p>
          </table:table-cell>
          <table:table-cell office:value-type="float" office:value="1">
            <text:p>1</text:p>
          </table:table-cell>
          <table:table-cell office:value-type="string">
            <text:p>7SegDisp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D2</text:p>
          </table:table-cell>
          <table:table-cell office:value-type="string">
            <text:p>pin_strip_4</text:p>
          </table:table-cell>
          <table:table-cell office:value-type="float" office:value="1">
            <text:p>1</text:p>
          </table:table-cell>
          <table:table-cell office:value-type="string">
            <text:p>CDOT2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D1</text:p>
          </table:table-cell>
          <table:table-cell office:value-type="string">
            <text:p>pin_strip_4</text:p>
          </table:table-cell>
          <table:table-cell office:value-type="float" office:value="1">
            <text:p>1</text:p>
          </table:table-cell>
          <table:table-cell office:value-type="string">
            <text:p>CDOT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D3</text:p>
          </table:table-cell>
          <table:table-cell office:value-type="string">
            <text:p>pin_strip_4</text:p>
          </table:table-cell>
          <table:table-cell office:value-type="float" office:value="1">
            <text:p>1</text:p>
          </table:table-cell>
          <table:table-cell office:value-type="string">
            <text:p>CDOT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Q1,Q2,Q3,Q4,Q5,Q6,Q7,Q8,Q9,Q10,Q11,Q12,Q13,Q14,Q15,Q16,Q17</text:p>
          </table:table-cell>
          <table:table-cell office:value-type="string">
            <text:p>to92_2N5401</text:p>
          </table:table-cell>
          <table:table-cell office:value-type="float" office:value="17">
            <text:p>17</text:p>
          </table:table-cell>
          <table:table-cell office:value-type="string">
            <text:p>2N540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R16,R15,R14,R13,R12,R11,R10,R9,R8,R7,R6,R5,R4,R3,R2,R1</text:p>
          </table:table-cell>
          <table:table-cell office:value-type="string">
            <text:p>rc03_vert</text:p>
          </table:table-cell>
          <table:table-cell office:value-type="float" office:value="16">
            <text:p>16</text:p>
          </table:table-cell>
          <table:table-cell office:value-type="string">
            <text:p>10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D127,D126,D125,D124,D123,D122,D121,D120,D119,D118,D117,D116,D115,D114,D113,D112,D111,D110,D109,D108,D107,D106,D105,D104,D103,D102,D101,D100,D99,D98,D97,D96,D95,D94,D93,D92,D91,D90,D89,D88,D87,D86,D85,D84,D83,D82,D81,D80,D79,D78,D77,D76,D75,D74,D73,D72,D71,D70,D69,D68,D128,D66,D65,D64,D63,D62,D61,D60,D59,D58,D57,D56,D55,D54,D53,D52,D51,D50,D49,D48,D47,D46,D45,D44,D43,D42,D41,D40,D39,D38,D37,D36,D35,D34,D33,D32,D31,D30,D29,D28,D27,D26,D25,D24,D23,D22,D21,D20,D19,D18,D17,D16,D15,D14,D13,D12,D11,D10,D9,D8,D7,D6,D5,D67,D1,D2,D3,D4</text:p>
          </table:table-cell>
          <table:table-cell office:value-type="string">
            <text:p>led_5mm_clear</text:p>
          </table:table-cell>
          <table:table-cell office:value-type="float" office:value="128">
            <text:p>128</text:p>
          </table:table-cell>
          <table:table-cell office:value-type="string">
            <text:p>LED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K3</text:p>
          </table:table-cell>
          <table:table-cell office:value-type="string">
            <text:p>7Seg_Sel</text:p>
          </table:table-cell>
          <table:table-cell office:value-type="float" office:value="1">
            <text:p>1</text:p>
          </table:table-cell>
          <table:table-cell office:value-type="string">
            <text:p>7Seg_Sel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J2</text:p>
          </table:table-cell>
          <table:table-cell office:value-type="string">
            <text:p>con-usb-USB-B-H</text:p>
          </table:table-cell>
          <table:table-cell office:value-type="float" office:value="1">
            <text:p>1</text:p>
          </table:table-cell>
          <table:table-cell office:value-type="string">
            <text:p>V_IN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SP1</text:p>
          </table:table-cell>
          <table:table-cell office:value-type="string">
            <text:p>Speaker</text:p>
          </table:table-cell>
          <table:table-cell office:value-type="float" office:value="1">
            <text:p>1</text:p>
          </table:table-cell>
          <table:table-cell office:value-type="string">
            <text:p>SPEAKER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J1</text:p>
          </table:table-cell>
          <table:table-cell office:value-type="string">
            <text:p>con-hirose-UX60-MB-5S8</text:p>
          </table:table-cell>
          <table:table-cell office:value-type="float" office:value="1">
            <text:p>1</text:p>
          </table:table-cell>
          <table:table-cell office:value-type="string">
            <text:p>V_IN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W12</text:p>
          </table:table-cell>
          <table:table-cell office:value-type="string">
            <text:p>SW-PB-MOD</text:p>
          </table:table-cell>
          <table:table-cell office:value-type="float" office:value="1">
            <text:p>1</text:p>
          </table:table-cell>
          <table:table-cell office:value-type="string">
            <text:p>INC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W22</text:p>
          </table:table-cell>
          <table:table-cell office:value-type="string">
            <text:p>SW-PB-MOD</text:p>
          </table:table-cell>
          <table:table-cell office:value-type="float" office:value="1">
            <text:p>1</text:p>
          </table:table-cell>
          <table:table-cell office:value-type="string">
            <text:p>DEC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W32</text:p>
          </table:table-cell>
          <table:table-cell office:value-type="string">
            <text:p>SW-PB-MOD</text:p>
          </table:table-cell>
          <table:table-cell office:value-type="float" office:value="1">
            <text:p>1</text:p>
          </table:table-cell>
          <table:table-cell office:value-type="string">
            <text:p>MODE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W42</text:p>
          </table:table-cell>
          <table:table-cell office:value-type="string">
            <text:p>SW-PB-MOD</text:p>
          </table:table-cell>
          <table:table-cell office:value-type="float" office:value="1">
            <text:p>1</text:p>
          </table:table-cell>
          <table:table-cell office:value-type="string">
            <text:p>RST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W52</text:p>
          </table:table-cell>
          <table:table-cell office:value-type="string">
            <text:p>SW-PB-MOD</text:p>
          </table:table-cell>
          <table:table-cell office:value-type="float" office:value="1">
            <text:p>1</text:p>
          </table:table-cell>
          <table:table-cell office:value-type="string">
            <text:p>ENTER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G1</text:p>
          </table:table-cell>
          <table:table-cell office:value-type="string">
            <text:p>Logo-WL3</text:p>
          </table:table-cell>
          <table:table-cell office:value-type="float" office:value="1">
            <text:p>1</text:p>
          </table:table-cell>
          <table:table-cell office:value-type="string">
            <text:p>Logo-WL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G***</text:p>
          </table:table-cell>
          <table:table-cell office:value-type="string">
            <text:p>OSHW_6mm</text:p>
          </table:table-cell>
          <table:table-cell office:value-type="float" office:value="1">
            <text:p>1</text:p>
          </table:table-cell>
          <table:table-cell office:value-type="string">
            <text:p>LOGO</text:p>
          </table:table-cell>
          <table:table-cell/>
        </table:table-row>
      </table:table>
      <table:table table:name="Sheet2" table:style-name="ta1" table:print="false">
        <office:forms form:automatic-focus="false" form:apply-design-mode="false"/>
        <table:table-column table:style-name="co7" table:number-columns-repeated="3" table:default-cell-style-name="ce1"/>
        <table:table-column table:style-name="co7" table:number-columns-repeated="4" table:default-cell-style-name="ce2"/>
        <table:table-column table:style-name="co7" table:number-columns-repeated="2" table:default-cell-style-name="ce1"/>
        <table:table-column table:style-name="co7" table:number-columns-repeated="2" table:default-cell-style-name="ce4"/>
        <table:table-column table:style-name="co7" table:number-columns-repeated="1013" table:default-cell-style-name="ce1"/>
        <table:table-row table:style-name="ro2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Package</text:p>
          </table:table-cell>
          <table:table-cell office:value-type="string">
            <text:p>Position X</text:p>
          </table:table-cell>
          <table:table-cell office:value-type="string">
            <text:p>Position Y</text:p>
          </table:table-cell>
          <table:table-cell office:value-type="string">
            <text:p>Orientation</text:p>
          </table:table-cell>
          <table:table-cell office:value-type="string">
            <text:p>Layer</text:p>
          </table:table-cell>
          <table:table-cell office:value-type="string">
            <text:p>Vendor</text:p>
          </table:table-cell>
          <table:table-cell office:value-type="string">
            <text:p>Vendor P/N</text:p>
          </table:table-cell>
          <table:table-cell office:value-type="string">
            <text:p>NOTE1</text:p>
          </table:table-cell>
          <table:table-cell office:value-type="string">
            <text:p>NOTE 2</text:p>
          </table:table-cell>
          <table:table-cell table:number-columns-repeated="1013"/>
        </table:table-row>
        <table:table-row table:style-name="ro2">
          <table:table-cell office:value-type="string">
            <text:p>BT1</text:p>
          </table:table-cell>
          <table:table-cell office:value-type="string">
            <text:p>BATT_RTC</text:p>
          </table:table-cell>
          <table:table-cell office:value-type="string">
            <text:p>CR2032</text:p>
          </table:table-cell>
          <table:table-cell table:style-name="ce3" office:value-type="float" office:value="6.34">
            <text:p>6.3400</text:p>
          </table:table-cell>
          <table:table-cell table:style-name="ce3" office:value-type="float" office:value="1.855">
            <text:p>1.8550</text:p>
          </table:table-cell>
          <table:table-cell office:value-type="float" office:value="0">
            <text:p>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x=0&amp;y=0&amp;lang=en&amp;site=us&amp;KeyWords=3003K-ND">DigiKey</text:a></text:p>
          </table:table-cell>
          <table:table-cell office:value-type="string">
            <text:p>3003K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*</text:p>
          </table:table-cell>
          <table:table-cell office:value-type="string">
            <text:p>3V CR2032 Battery</text:p>
          </table:table-cell>
          <table:table-cell/>
          <table:table-cell table:style-name="ce3" table:number-columns-repeated="2"/>
          <table:table-cell table:number-columns-repeated="2"/>
          <table:table-cell office:value-type="string">
            <text:p><text:a xlink:href="http://search.digikey.com/us/en/products/CR2032/P189-ND/31939">DigiKey</text:a></text:p>
          </table:table-cell>
          <table:table-cell office:value-type="string">
            <text:p>P189-ND</text:p>
          </table:table-cell>
          <table:table-cell table:style-name="ce1" office:value-type="string">
            <text:p>Coin Battery for BT1 socket</text:p>
          </table:table-cell>
          <table:table-cell table:style-name="ce1"/>
          <table:table-cell table:number-columns-repeated="1013"/>
        </table:table-row>
        <table:table-row table:style-name="ro2">
          <table:table-cell office:value-type="string">
            <text:p>C3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table:style-name="ce3" office:value-type="float" office:value="3.645">
            <text:p>3.6450</text:p>
          </table:table-cell>
          <table:table-cell table:style-name="ce3" office:value-type="float" office:value="9.16">
            <text:p>9.16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R82DC3100AA50J/399-5863-ND/2571298">DigiKey</text:a></text:p>
          </table:table-cell>
          <table:table-cell office:value-type="string">
            <text:p>399-5863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C6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table:style-name="ce3" office:value-type="float" office:value="5.9">
            <text:p>5.9000</text:p>
          </table:table-cell>
          <table:table-cell table:style-name="ce3" office:value-type="float" office:value="9.34">
            <text:p>9.340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R82DC3100AA50J/399-5863-ND/2571298">DigiKey</text:a></text:p>
          </table:table-cell>
          <table:table-cell office:value-type="string">
            <text:p>399-5863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table:style-name="ce3" office:value-type="float" office:value="2">
            <text:p>2.0000</text:p>
          </table:table-cell>
          <table:table-cell table:style-name="ce3" office:value-type="float" office:value="9.245">
            <text:p>9.245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R82DC3100AA50J/399-5863-ND/2571298">DigiKey</text:a></text:p>
          </table:table-cell>
          <table:table-cell office:value-type="string">
            <text:p>399-5863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C8</text:p>
          </table:table-cell>
          <table:table-cell office:value-type="string">
            <text:p>100u</text:p>
          </table:table-cell>
          <table:table-cell office:value-type="string">
            <text:p>CP_5x11mm</text:p>
          </table:table-cell>
          <table:table-cell table:style-name="ce3" office:value-type="float" office:value="6.695">
            <text:p>6.6950</text:p>
          </table:table-cell>
          <table:table-cell table:style-name="ce3" office:value-type="float" office:value="8.88">
            <text:p>8.880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ECE-A1CKA101/P833-ND/44757">DigiKey</text:a></text:p>
          </table:table-cell>
          <table:table-cell office:value-type="string">
            <text:p>P833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C9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table:style-name="ce3" office:value-type="float" office:value="7.03">
            <text:p>7.0300</text:p>
          </table:table-cell>
          <table:table-cell table:style-name="ce3" office:value-type="float" office:value="9.05">
            <text:p>9.050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R82DC3100AA50J/399-5863-ND/2571298">DigiKey</text:a></text:p>
          </table:table-cell>
          <table:table-cell office:value-type="string">
            <text:p>399-5863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C10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table:style-name="ce3" office:value-type="float" office:value="6.865">
            <text:p>6.8650</text:p>
          </table:table-cell>
          <table:table-cell table:style-name="ce3" office:value-type="float" office:value="2.105">
            <text:p>2.105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R82DC3100AA50J/399-5863-ND/2571298">DigiKey</text:a></text:p>
          </table:table-cell>
          <table:table-cell office:value-type="string">
            <text:p>399-5863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C11</text:p>
          </table:table-cell>
          <table:table-cell office:value-type="string">
            <text:p>22p</text:p>
          </table:table-cell>
          <table:table-cell office:value-type="string">
            <text:p>cnp_3mm_disc</text:p>
          </table:table-cell>
          <table:table-cell table:style-name="ce3" office:value-type="float" office:value="3.4425">
            <text:p>3.4425</text:p>
          </table:table-cell>
          <table:table-cell table:style-name="ce3" office:value-type="float" office:value="9.11">
            <text:p>9.11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K220J15C0GF5TH5/BC1034CT-ND/286656">DigiKey</text:a></text:p>
          </table:table-cell>
          <table:table-cell office:value-type="string">
            <text:p>BC1034CT-ND</text:p>
          </table:table-cell>
          <table:table-cell table:style-name="ce1" office:value-type="string">
            <text:p>Optional</text:p>
          </table:table-cell>
          <table:table-cell table:style-name="ce1"/>
          <table:table-cell table:number-columns-repeated="1013"/>
        </table:table-row>
        <table:table-row table:style-name="ro2">
          <table:table-cell office:value-type="string">
            <text:p>C12</text:p>
          </table:table-cell>
          <table:table-cell office:value-type="string">
            <text:p>22p</text:p>
          </table:table-cell>
          <table:table-cell office:value-type="string">
            <text:p>cnp_3mm_disc</text:p>
          </table:table-cell>
          <table:table-cell table:style-name="ce3" office:value-type="float" office:value="3.0375">
            <text:p>3.0375</text:p>
          </table:table-cell>
          <table:table-cell table:style-name="ce3" office:value-type="float" office:value="9.11">
            <text:p>9.11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K220J15C0GF5TH5/BC1034CT-ND/286656">DigiKey</text:a></text:p>
          </table:table-cell>
          <table:table-cell office:value-type="string">
            <text:p>BC1034CT-ND</text:p>
          </table:table-cell>
          <table:table-cell table:style-name="ce1" office:value-type="string">
            <text:p>Optional</text:p>
          </table:table-cell>
          <table:table-cell table:style-name="ce1"/>
          <table:table-cell table:number-columns-repeated="1013"/>
        </table:table-row>
        <table:table-row table:style-name="ro2">
          <table:table-cell office:value-type="string">
            <text:p>CD1</text:p>
          </table:table-cell>
          <table:table-cell office:value-type="string">
            <text:p>CDOT1</text:p>
          </table:table-cell>
          <table:table-cell office:value-type="string">
            <text:p>pin_strip_4</text:p>
          </table:table-cell>
          <table:table-cell table:style-name="ce3" office:value-type="float" office:value="6.3375">
            <text:p>6.3375</text:p>
          </table:table-cell>
          <table:table-cell table:style-name="ce3" office:value-type="float" office:value="1.4675">
            <text:p>1.4675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table:number-columns-repeated="2"/>
          <table:table-cell table:style-name="ce1" office:value-type="string">
            <text:p>Optional</text:p>
          </table:table-cell>
          <table:table-cell table:style-name="ce1"/>
          <table:table-cell table:number-columns-repeated="1013"/>
        </table:table-row>
        <table:table-row table:style-name="ro2">
          <table:table-cell office:value-type="string">
            <text:p>CD2</text:p>
          </table:table-cell>
          <table:table-cell office:value-type="string">
            <text:p>CDOT2</text:p>
          </table:table-cell>
          <table:table-cell office:value-type="string">
            <text:p>pin_strip_4</text:p>
          </table:table-cell>
          <table:table-cell table:style-name="ce3" office:value-type="float" office:value="6.3375">
            <text:p>6.3375</text:p>
          </table:table-cell>
          <table:table-cell table:style-name="ce3" office:value-type="float" office:value="2.3675">
            <text:p>2.3675</text:p>
          </table:table-cell>
          <table:table-cell office:value-type="float" office:value="0">
            <text:p>0</text:p>
          </table:table-cell>
          <table:table-cell office:value-type="string">
            <text:p>Front</text:p>
          </table:table-cell>
          <table:table-cell table:number-columns-repeated="2"/>
          <table:table-cell table:style-name="ce1" office:value-type="string">
            <text:p>Optional</text:p>
          </table:table-cell>
          <table:table-cell table:style-name="ce1"/>
          <table:table-cell table:number-columns-repeated="1013"/>
        </table:table-row>
        <table:table-row table:style-name="ro2">
          <table:table-cell office:value-type="string">
            <text:p>CD3</text:p>
          </table:table-cell>
          <table:table-cell office:value-type="string">
            <text:p>CDOT3</text:p>
          </table:table-cell>
          <table:table-cell office:value-type="string">
            <text:p>pin_strip_4</text:p>
          </table:table-cell>
          <table:table-cell table:style-name="ce3" office:value-type="float" office:value="6.3375">
            <text:p>6.3375</text:p>
          </table:table-cell>
          <table:table-cell table:style-name="ce3" office:value-type="float" office:value="1.2275">
            <text:p>1.2275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table:number-columns-repeated="2"/>
          <table:table-cell table:style-name="ce1" office:value-type="string">
            <text:p>Optional</text:p>
          </table:table-cell>
          <table:table-cell table:style-name="ce1"/>
          <table:table-cell table:number-columns-repeated="1013"/>
        </table:table-row>
        <table:table-row table:style-name="ro2">
          <table:table-cell office:value-type="string">
            <text:p>D1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1.2">
            <text:p>1.2000</text:p>
          </table:table-cell>
          <table:table-cell table:style-name="ce3" office:value-type="float" office:value="3.05">
            <text:p>3.0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2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1.6">
            <text:p>1.6000</text:p>
          </table:table-cell>
          <table:table-cell table:style-name="ce3" office:value-type="float" office:value="3.05">
            <text:p>3.0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3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2">
            <text:p>2.0000</text:p>
          </table:table-cell>
          <table:table-cell table:style-name="ce3" office:value-type="float" office:value="3.05">
            <text:p>3.0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4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2.4">
            <text:p>2.4000</text:p>
          </table:table-cell>
          <table:table-cell table:style-name="ce3" office:value-type="float" office:value="3.05">
            <text:p>3.0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5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2.8">
            <text:p>2.8000</text:p>
          </table:table-cell>
          <table:table-cell table:style-name="ce3" office:value-type="float" office:value="3.05">
            <text:p>3.0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6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3.2">
            <text:p>3.2000</text:p>
          </table:table-cell>
          <table:table-cell table:style-name="ce3" office:value-type="float" office:value="3.05">
            <text:p>3.0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7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3.6">
            <text:p>3.6000</text:p>
          </table:table-cell>
          <table:table-cell table:style-name="ce3" office:value-type="float" office:value="3.05">
            <text:p>3.0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8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4">
            <text:p>4.0000</text:p>
          </table:table-cell>
          <table:table-cell table:style-name="ce3" office:value-type="float" office:value="3.05">
            <text:p>3.0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9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4.4">
            <text:p>4.4000</text:p>
          </table:table-cell>
          <table:table-cell table:style-name="ce3" office:value-type="float" office:value="3.05">
            <text:p>3.0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0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4.8">
            <text:p>4.8000</text:p>
          </table:table-cell>
          <table:table-cell table:style-name="ce3" office:value-type="float" office:value="3.05">
            <text:p>3.0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1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5.2">
            <text:p>5.2000</text:p>
          </table:table-cell>
          <table:table-cell table:style-name="ce3" office:value-type="float" office:value="3.05">
            <text:p>3.0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2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5.6">
            <text:p>5.6000</text:p>
          </table:table-cell>
          <table:table-cell table:style-name="ce3" office:value-type="float" office:value="3.05">
            <text:p>3.0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3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6">
            <text:p>6.0000</text:p>
          </table:table-cell>
          <table:table-cell table:style-name="ce3" office:value-type="float" office:value="3.05">
            <text:p>3.0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4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6.4">
            <text:p>6.4000</text:p>
          </table:table-cell>
          <table:table-cell table:style-name="ce3" office:value-type="float" office:value="3.05">
            <text:p>3.0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5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6.8">
            <text:p>6.8000</text:p>
          </table:table-cell>
          <table:table-cell table:style-name="ce3" office:value-type="float" office:value="3.05">
            <text:p>3.0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6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7.2">
            <text:p>7.2000</text:p>
          </table:table-cell>
          <table:table-cell table:style-name="ce3" office:value-type="float" office:value="3.05">
            <text:p>3.0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7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1.2">
            <text:p>1.2000</text:p>
          </table:table-cell>
          <table:table-cell table:style-name="ce3" office:value-type="float" office:value="3.75">
            <text:p>3.7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8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1.6">
            <text:p>1.6000</text:p>
          </table:table-cell>
          <table:table-cell table:style-name="ce3" office:value-type="float" office:value="3.75">
            <text:p>3.7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9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2">
            <text:p>2.0000</text:p>
          </table:table-cell>
          <table:table-cell table:style-name="ce3" office:value-type="float" office:value="3.75">
            <text:p>3.7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20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2.4">
            <text:p>2.4000</text:p>
          </table:table-cell>
          <table:table-cell table:style-name="ce3" office:value-type="float" office:value="3.75">
            <text:p>3.7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21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2.8">
            <text:p>2.8000</text:p>
          </table:table-cell>
          <table:table-cell table:style-name="ce3" office:value-type="float" office:value="3.75">
            <text:p>3.7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22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3.2">
            <text:p>3.2000</text:p>
          </table:table-cell>
          <table:table-cell table:style-name="ce3" office:value-type="float" office:value="3.75">
            <text:p>3.7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23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3.6">
            <text:p>3.6000</text:p>
          </table:table-cell>
          <table:table-cell table:style-name="ce3" office:value-type="float" office:value="3.75">
            <text:p>3.7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24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4">
            <text:p>4.0000</text:p>
          </table:table-cell>
          <table:table-cell table:style-name="ce3" office:value-type="float" office:value="3.75">
            <text:p>3.7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25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4.4">
            <text:p>4.4000</text:p>
          </table:table-cell>
          <table:table-cell table:style-name="ce3" office:value-type="float" office:value="3.75">
            <text:p>3.7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26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4.8">
            <text:p>4.8000</text:p>
          </table:table-cell>
          <table:table-cell table:style-name="ce3" office:value-type="float" office:value="3.75">
            <text:p>3.7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27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5.2">
            <text:p>5.2000</text:p>
          </table:table-cell>
          <table:table-cell table:style-name="ce3" office:value-type="float" office:value="3.75">
            <text:p>3.7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28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5.6">
            <text:p>5.6000</text:p>
          </table:table-cell>
          <table:table-cell table:style-name="ce3" office:value-type="float" office:value="3.75">
            <text:p>3.7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29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6">
            <text:p>6.0000</text:p>
          </table:table-cell>
          <table:table-cell table:style-name="ce3" office:value-type="float" office:value="3.75">
            <text:p>3.7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30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6.4">
            <text:p>6.4000</text:p>
          </table:table-cell>
          <table:table-cell table:style-name="ce3" office:value-type="float" office:value="3.75">
            <text:p>3.7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31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6.8">
            <text:p>6.8000</text:p>
          </table:table-cell>
          <table:table-cell table:style-name="ce3" office:value-type="float" office:value="3.75">
            <text:p>3.7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32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7.2">
            <text:p>7.2000</text:p>
          </table:table-cell>
          <table:table-cell table:style-name="ce3" office:value-type="float" office:value="3.75">
            <text:p>3.7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33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1.2">
            <text:p>1.2000</text:p>
          </table:table-cell>
          <table:table-cell table:style-name="ce3" office:value-type="float" office:value="4.45">
            <text:p>4.4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34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1.6">
            <text:p>1.6000</text:p>
          </table:table-cell>
          <table:table-cell table:style-name="ce3" office:value-type="float" office:value="4.45">
            <text:p>4.4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35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2">
            <text:p>2.0000</text:p>
          </table:table-cell>
          <table:table-cell table:style-name="ce3" office:value-type="float" office:value="4.45">
            <text:p>4.4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36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2.4">
            <text:p>2.4000</text:p>
          </table:table-cell>
          <table:table-cell table:style-name="ce3" office:value-type="float" office:value="4.45">
            <text:p>4.4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37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2.8">
            <text:p>2.8000</text:p>
          </table:table-cell>
          <table:table-cell table:style-name="ce3" office:value-type="float" office:value="4.45">
            <text:p>4.4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38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3.2">
            <text:p>3.2000</text:p>
          </table:table-cell>
          <table:table-cell table:style-name="ce3" office:value-type="float" office:value="4.45">
            <text:p>4.4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39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3.6">
            <text:p>3.6000</text:p>
          </table:table-cell>
          <table:table-cell table:style-name="ce3" office:value-type="float" office:value="4.45">
            <text:p>4.4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40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4">
            <text:p>4.0000</text:p>
          </table:table-cell>
          <table:table-cell table:style-name="ce3" office:value-type="float" office:value="4.45">
            <text:p>4.4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41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4.4">
            <text:p>4.4000</text:p>
          </table:table-cell>
          <table:table-cell table:style-name="ce3" office:value-type="float" office:value="4.45">
            <text:p>4.4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42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4.8">
            <text:p>4.8000</text:p>
          </table:table-cell>
          <table:table-cell table:style-name="ce3" office:value-type="float" office:value="4.45">
            <text:p>4.4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43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5.2">
            <text:p>5.2000</text:p>
          </table:table-cell>
          <table:table-cell table:style-name="ce3" office:value-type="float" office:value="4.45">
            <text:p>4.4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44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5.6">
            <text:p>5.6000</text:p>
          </table:table-cell>
          <table:table-cell table:style-name="ce3" office:value-type="float" office:value="4.45">
            <text:p>4.4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45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6">
            <text:p>6.0000</text:p>
          </table:table-cell>
          <table:table-cell table:style-name="ce3" office:value-type="float" office:value="4.45">
            <text:p>4.4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46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6.4">
            <text:p>6.4000</text:p>
          </table:table-cell>
          <table:table-cell table:style-name="ce3" office:value-type="float" office:value="4.45">
            <text:p>4.4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47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6.8">
            <text:p>6.8000</text:p>
          </table:table-cell>
          <table:table-cell table:style-name="ce3" office:value-type="float" office:value="4.45">
            <text:p>4.4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48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7.2">
            <text:p>7.2000</text:p>
          </table:table-cell>
          <table:table-cell table:style-name="ce3" office:value-type="float" office:value="4.45">
            <text:p>4.4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49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1.2">
            <text:p>1.2000</text:p>
          </table:table-cell>
          <table:table-cell table:style-name="ce3" office:value-type="float" office:value="5.15">
            <text:p>5.1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50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1.6">
            <text:p>1.6000</text:p>
          </table:table-cell>
          <table:table-cell table:style-name="ce3" office:value-type="float" office:value="5.15">
            <text:p>5.1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51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2">
            <text:p>2.0000</text:p>
          </table:table-cell>
          <table:table-cell table:style-name="ce3" office:value-type="float" office:value="5.15">
            <text:p>5.1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52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2.4">
            <text:p>2.4000</text:p>
          </table:table-cell>
          <table:table-cell table:style-name="ce3" office:value-type="float" office:value="5.15">
            <text:p>5.1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53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2.8">
            <text:p>2.8000</text:p>
          </table:table-cell>
          <table:table-cell table:style-name="ce3" office:value-type="float" office:value="5.15">
            <text:p>5.1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54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3.2">
            <text:p>3.2000</text:p>
          </table:table-cell>
          <table:table-cell table:style-name="ce3" office:value-type="float" office:value="5.15">
            <text:p>5.1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55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3.6">
            <text:p>3.6000</text:p>
          </table:table-cell>
          <table:table-cell table:style-name="ce3" office:value-type="float" office:value="5.15">
            <text:p>5.1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56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4">
            <text:p>4.0000</text:p>
          </table:table-cell>
          <table:table-cell table:style-name="ce3" office:value-type="float" office:value="5.15">
            <text:p>5.1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57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4.4">
            <text:p>4.4000</text:p>
          </table:table-cell>
          <table:table-cell table:style-name="ce3" office:value-type="float" office:value="5.15">
            <text:p>5.1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58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4.8">
            <text:p>4.8000</text:p>
          </table:table-cell>
          <table:table-cell table:style-name="ce3" office:value-type="float" office:value="5.15">
            <text:p>5.1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59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5.2">
            <text:p>5.2000</text:p>
          </table:table-cell>
          <table:table-cell table:style-name="ce3" office:value-type="float" office:value="5.15">
            <text:p>5.1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60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5.6">
            <text:p>5.6000</text:p>
          </table:table-cell>
          <table:table-cell table:style-name="ce3" office:value-type="float" office:value="5.15">
            <text:p>5.1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61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6">
            <text:p>6.0000</text:p>
          </table:table-cell>
          <table:table-cell table:style-name="ce3" office:value-type="float" office:value="5.15">
            <text:p>5.1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62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6.4">
            <text:p>6.4000</text:p>
          </table:table-cell>
          <table:table-cell table:style-name="ce3" office:value-type="float" office:value="5.15">
            <text:p>5.1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63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6.8">
            <text:p>6.8000</text:p>
          </table:table-cell>
          <table:table-cell table:style-name="ce3" office:value-type="float" office:value="5.15">
            <text:p>5.1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64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7.2">
            <text:p>7.2000</text:p>
          </table:table-cell>
          <table:table-cell table:style-name="ce3" office:value-type="float" office:value="5.15">
            <text:p>5.1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65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1.2">
            <text:p>1.2000</text:p>
          </table:table-cell>
          <table:table-cell table:style-name="ce3" office:value-type="float" office:value="5.85">
            <text:p>5.8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66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1.6">
            <text:p>1.6000</text:p>
          </table:table-cell>
          <table:table-cell table:style-name="ce3" office:value-type="float" office:value="5.85">
            <text:p>5.8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67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2">
            <text:p>2.0000</text:p>
          </table:table-cell>
          <table:table-cell table:style-name="ce3" office:value-type="float" office:value="5.85">
            <text:p>5.8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68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2.4">
            <text:p>2.4000</text:p>
          </table:table-cell>
          <table:table-cell table:style-name="ce3" office:value-type="float" office:value="5.85">
            <text:p>5.8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69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2.8">
            <text:p>2.8000</text:p>
          </table:table-cell>
          <table:table-cell table:style-name="ce3" office:value-type="float" office:value="5.85">
            <text:p>5.8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70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3.2">
            <text:p>3.2000</text:p>
          </table:table-cell>
          <table:table-cell table:style-name="ce3" office:value-type="float" office:value="5.85">
            <text:p>5.8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71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3.6">
            <text:p>3.6000</text:p>
          </table:table-cell>
          <table:table-cell table:style-name="ce3" office:value-type="float" office:value="5.85">
            <text:p>5.8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72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4">
            <text:p>4.0000</text:p>
          </table:table-cell>
          <table:table-cell table:style-name="ce3" office:value-type="float" office:value="5.85">
            <text:p>5.8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73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4.4">
            <text:p>4.4000</text:p>
          </table:table-cell>
          <table:table-cell table:style-name="ce3" office:value-type="float" office:value="5.85">
            <text:p>5.8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74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4.8">
            <text:p>4.8000</text:p>
          </table:table-cell>
          <table:table-cell table:style-name="ce3" office:value-type="float" office:value="5.85">
            <text:p>5.8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75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5.2">
            <text:p>5.2000</text:p>
          </table:table-cell>
          <table:table-cell table:style-name="ce3" office:value-type="float" office:value="5.85">
            <text:p>5.8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76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5.6">
            <text:p>5.6000</text:p>
          </table:table-cell>
          <table:table-cell table:style-name="ce3" office:value-type="float" office:value="5.85">
            <text:p>5.8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77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6">
            <text:p>6.0000</text:p>
          </table:table-cell>
          <table:table-cell table:style-name="ce3" office:value-type="float" office:value="5.85">
            <text:p>5.8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78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6.4">
            <text:p>6.4000</text:p>
          </table:table-cell>
          <table:table-cell table:style-name="ce3" office:value-type="float" office:value="5.85">
            <text:p>5.8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79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6.8">
            <text:p>6.8000</text:p>
          </table:table-cell>
          <table:table-cell table:style-name="ce3" office:value-type="float" office:value="5.85">
            <text:p>5.8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80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7.2">
            <text:p>7.2000</text:p>
          </table:table-cell>
          <table:table-cell table:style-name="ce3" office:value-type="float" office:value="5.85">
            <text:p>5.8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81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1.2">
            <text:p>1.2000</text:p>
          </table:table-cell>
          <table:table-cell table:style-name="ce3" office:value-type="float" office:value="6.55">
            <text:p>6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82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1.6">
            <text:p>1.6000</text:p>
          </table:table-cell>
          <table:table-cell table:style-name="ce3" office:value-type="float" office:value="6.55">
            <text:p>6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83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2">
            <text:p>2.0000</text:p>
          </table:table-cell>
          <table:table-cell table:style-name="ce3" office:value-type="float" office:value="6.55">
            <text:p>6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84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2.4">
            <text:p>2.4000</text:p>
          </table:table-cell>
          <table:table-cell table:style-name="ce3" office:value-type="float" office:value="6.55">
            <text:p>6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85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2.8">
            <text:p>2.8000</text:p>
          </table:table-cell>
          <table:table-cell table:style-name="ce3" office:value-type="float" office:value="6.55">
            <text:p>6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86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3.2">
            <text:p>3.2000</text:p>
          </table:table-cell>
          <table:table-cell table:style-name="ce3" office:value-type="float" office:value="6.55">
            <text:p>6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87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3.6">
            <text:p>3.6000</text:p>
          </table:table-cell>
          <table:table-cell table:style-name="ce3" office:value-type="float" office:value="6.55">
            <text:p>6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88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4">
            <text:p>4.0000</text:p>
          </table:table-cell>
          <table:table-cell table:style-name="ce3" office:value-type="float" office:value="6.55">
            <text:p>6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89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4.4">
            <text:p>4.4000</text:p>
          </table:table-cell>
          <table:table-cell table:style-name="ce3" office:value-type="float" office:value="6.55">
            <text:p>6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90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4.8">
            <text:p>4.8000</text:p>
          </table:table-cell>
          <table:table-cell table:style-name="ce3" office:value-type="float" office:value="6.55">
            <text:p>6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91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5.2">
            <text:p>5.2000</text:p>
          </table:table-cell>
          <table:table-cell table:style-name="ce3" office:value-type="float" office:value="6.55">
            <text:p>6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92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5.6">
            <text:p>5.6000</text:p>
          </table:table-cell>
          <table:table-cell table:style-name="ce3" office:value-type="float" office:value="6.55">
            <text:p>6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93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6">
            <text:p>6.0000</text:p>
          </table:table-cell>
          <table:table-cell table:style-name="ce3" office:value-type="float" office:value="6.55">
            <text:p>6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94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6.4">
            <text:p>6.4000</text:p>
          </table:table-cell>
          <table:table-cell table:style-name="ce3" office:value-type="float" office:value="6.55">
            <text:p>6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95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6.8">
            <text:p>6.8000</text:p>
          </table:table-cell>
          <table:table-cell table:style-name="ce3" office:value-type="float" office:value="6.55">
            <text:p>6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96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7.2">
            <text:p>7.2000</text:p>
          </table:table-cell>
          <table:table-cell table:style-name="ce3" office:value-type="float" office:value="6.55">
            <text:p>6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97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1.2">
            <text:p>1.2000</text:p>
          </table:table-cell>
          <table:table-cell table:style-name="ce3" office:value-type="float" office:value="7.25">
            <text:p>7.2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98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1.6">
            <text:p>1.6000</text:p>
          </table:table-cell>
          <table:table-cell table:style-name="ce3" office:value-type="float" office:value="7.25">
            <text:p>7.2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99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2">
            <text:p>2.0000</text:p>
          </table:table-cell>
          <table:table-cell table:style-name="ce3" office:value-type="float" office:value="7.25">
            <text:p>7.2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00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2.4">
            <text:p>2.4000</text:p>
          </table:table-cell>
          <table:table-cell table:style-name="ce3" office:value-type="float" office:value="7.25">
            <text:p>7.2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01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2.8">
            <text:p>2.8000</text:p>
          </table:table-cell>
          <table:table-cell table:style-name="ce3" office:value-type="float" office:value="7.25">
            <text:p>7.2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02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3.2">
            <text:p>3.2000</text:p>
          </table:table-cell>
          <table:table-cell table:style-name="ce3" office:value-type="float" office:value="7.25">
            <text:p>7.2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03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3.6">
            <text:p>3.6000</text:p>
          </table:table-cell>
          <table:table-cell table:style-name="ce3" office:value-type="float" office:value="7.25">
            <text:p>7.2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04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4">
            <text:p>4.0000</text:p>
          </table:table-cell>
          <table:table-cell table:style-name="ce3" office:value-type="float" office:value="7.25">
            <text:p>7.2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05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4.4">
            <text:p>4.4000</text:p>
          </table:table-cell>
          <table:table-cell table:style-name="ce3" office:value-type="float" office:value="7.25">
            <text:p>7.2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06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4.8">
            <text:p>4.8000</text:p>
          </table:table-cell>
          <table:table-cell table:style-name="ce3" office:value-type="float" office:value="7.25">
            <text:p>7.2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07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5.2">
            <text:p>5.2000</text:p>
          </table:table-cell>
          <table:table-cell table:style-name="ce3" office:value-type="float" office:value="7.25">
            <text:p>7.2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08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5.6">
            <text:p>5.6000</text:p>
          </table:table-cell>
          <table:table-cell table:style-name="ce3" office:value-type="float" office:value="7.25">
            <text:p>7.2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09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6">
            <text:p>6.0000</text:p>
          </table:table-cell>
          <table:table-cell table:style-name="ce3" office:value-type="float" office:value="7.25">
            <text:p>7.2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10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6.4">
            <text:p>6.4000</text:p>
          </table:table-cell>
          <table:table-cell table:style-name="ce3" office:value-type="float" office:value="7.25">
            <text:p>7.2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11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6.8">
            <text:p>6.8000</text:p>
          </table:table-cell>
          <table:table-cell table:style-name="ce3" office:value-type="float" office:value="7.25">
            <text:p>7.2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12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7.2">
            <text:p>7.2000</text:p>
          </table:table-cell>
          <table:table-cell table:style-name="ce3" office:value-type="float" office:value="7.25">
            <text:p>7.2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13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1.2">
            <text:p>1.2000</text:p>
          </table:table-cell>
          <table:table-cell table:style-name="ce3" office:value-type="float" office:value="7.95">
            <text:p>7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14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1.6">
            <text:p>1.6000</text:p>
          </table:table-cell>
          <table:table-cell table:style-name="ce3" office:value-type="float" office:value="7.95">
            <text:p>7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15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2">
            <text:p>2.0000</text:p>
          </table:table-cell>
          <table:table-cell table:style-name="ce3" office:value-type="float" office:value="7.95">
            <text:p>7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16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2.4">
            <text:p>2.4000</text:p>
          </table:table-cell>
          <table:table-cell table:style-name="ce3" office:value-type="float" office:value="7.95">
            <text:p>7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17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2.8">
            <text:p>2.8000</text:p>
          </table:table-cell>
          <table:table-cell table:style-name="ce3" office:value-type="float" office:value="7.95">
            <text:p>7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18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3.2">
            <text:p>3.2000</text:p>
          </table:table-cell>
          <table:table-cell table:style-name="ce3" office:value-type="float" office:value="7.95">
            <text:p>7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19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3.6">
            <text:p>3.6000</text:p>
          </table:table-cell>
          <table:table-cell table:style-name="ce3" office:value-type="float" office:value="7.95">
            <text:p>7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20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4">
            <text:p>4.0000</text:p>
          </table:table-cell>
          <table:table-cell table:style-name="ce3" office:value-type="float" office:value="7.95">
            <text:p>7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21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4.4">
            <text:p>4.4000</text:p>
          </table:table-cell>
          <table:table-cell table:style-name="ce3" office:value-type="float" office:value="7.95">
            <text:p>7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22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4.8">
            <text:p>4.8000</text:p>
          </table:table-cell>
          <table:table-cell table:style-name="ce3" office:value-type="float" office:value="7.95">
            <text:p>7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23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5.2">
            <text:p>5.2000</text:p>
          </table:table-cell>
          <table:table-cell table:style-name="ce3" office:value-type="float" office:value="7.95">
            <text:p>7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24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5.6">
            <text:p>5.6000</text:p>
          </table:table-cell>
          <table:table-cell table:style-name="ce3" office:value-type="float" office:value="7.95">
            <text:p>7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25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6">
            <text:p>6.0000</text:p>
          </table:table-cell>
          <table:table-cell table:style-name="ce3" office:value-type="float" office:value="7.95">
            <text:p>7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26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6.4">
            <text:p>6.4000</text:p>
          </table:table-cell>
          <table:table-cell table:style-name="ce3" office:value-type="float" office:value="7.95">
            <text:p>7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27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6.8">
            <text:p>6.8000</text:p>
          </table:table-cell>
          <table:table-cell table:style-name="ce3" office:value-type="float" office:value="7.95">
            <text:p>7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128</text:p>
          </table:table-cell>
          <table:table-cell office:value-type="string">
            <text:p>LED</text:p>
          </table:table-cell>
          <table:table-cell office:value-type="string">
            <text:p>led_5mm_clear</text:p>
          </table:table-cell>
          <table:table-cell table:style-name="ce3" office:value-type="float" office:value="7.2">
            <text:p>7.2000</text:p>
          </table:table-cell>
          <table:table-cell table:style-name="ce3" office:value-type="float" office:value="7.95">
            <text:p>7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office:value-type="string">
            <text:p>C535A-WJN-CU0V0231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258</text:p>
          </table:table-cell>
          <table:table-cell office:value-type="string">
            <text:p>DBG</text:p>
          </table:table-cell>
          <table:table-cell office:value-type="string">
            <text:p>led_5mm_blue</text:p>
          </table:table-cell>
          <table:table-cell table:style-name="ce3" office:value-type="float" office:value="3.54">
            <text:p>3.5400</text:p>
          </table:table-cell>
          <table:table-cell table:style-name="ce3" office:value-type="float" office:value="9.8">
            <text:p>9.80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260</text:p>
          </table:table-cell>
          <table:table-cell office:value-type="string">
            <text:p>PWR</text:p>
          </table:table-cell>
          <table:table-cell office:value-type="string">
            <text:p>led_5mm_blue</text:p>
          </table:table-cell>
          <table:table-cell table:style-name="ce3" office:value-type="float" office:value="4.23">
            <text:p>4.2300</text:p>
          </table:table-cell>
          <table:table-cell table:style-name="ce3" office:value-type="float" office:value="1.81">
            <text:p>1.81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DIL-U1</text:p>
          </table:table-cell>
          <table:table-cell office:value-type="string">
            <text:p>STP16DP05</text:p>
          </table:table-cell>
          <table:table-cell office:value-type="string">
            <text:p>SCK-24_600_ELL</text:p>
          </table:table-cell>
          <table:table-cell table:style-name="ce3" office:value-type="float" office:value="2.185">
            <text:p>2.1850</text:p>
          </table:table-cell>
          <table:table-cell table:style-name="ce3" office:value-type="float" office:value="2.175">
            <text:p>2.1750</text:p>
          </table:table-cell>
          <table:table-cell office:value-type="float" office:value="0">
            <text:p>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4824-6004-CP/3M5479-ND/1133632">DigiKey</text:a></text:p>
          </table:table-cell>
          <table:table-cell office:value-type="string">
            <text:p>3M5479-ND</text:p>
          </table:table-cell>
          <table:table-cell table:style-name="ce1" office:value-type="string">
            <text:p>Optional</text:p>
          </table:table-cell>
          <table:table-cell table:style-name="ce1"/>
          <table:table-cell table:number-columns-repeated="1013"/>
        </table:table-row>
        <table:table-row table:style-name="ro2">
          <table:table-cell office:value-type="string">
            <text:p>J1</text:p>
          </table:table-cell>
          <table:table-cell office:value-type="string">
            <text:p>V_IN</text:p>
          </table:table-cell>
          <table:table-cell office:value-type="string">
            <text:p>con-hirose-UX60-MB-5S8</text:p>
          </table:table-cell>
          <table:table-cell table:style-name="ce3" office:value-type="float" office:value="7.19">
            <text:p>7.1900</text:p>
          </table:table-cell>
          <table:table-cell table:style-name="ce3" office:value-type="float" office:value="9.48">
            <text:p>9.48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UX60-MB-5S8/H2960CT-ND/597539">DigiKey</text:a></text:p>
          </table:table-cell>
          <table:table-cell office:value-type="string">
            <text:p>H2960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J2</text:p>
          </table:table-cell>
          <table:table-cell office:value-type="string">
            <text:p>V_IN</text:p>
          </table:table-cell>
          <table:table-cell office:value-type="string">
            <text:p>Con-usb-USB-B-H</text:p>
          </table:table-cell>
          <table:table-cell table:style-name="ce3" office:value-type="float" office:value="6.675">
            <text:p>6.6750</text:p>
          </table:table-cell>
          <table:table-cell table:style-name="ce3" office:value-type="float" office:value="9.48">
            <text:p>9.48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USB-B1HSW6/ED2982-ND/2677743">DigiKey</text:a></text:p>
          </table:table-cell>
          <table:table-cell office:value-type="string">
            <text:p>ED2982-ND</text:p>
          </table:table-cell>
          <table:table-cell table:style-name="ce1" office:value-type="string">
            <text:p>Optional, instead of J1 or J3</text:p>
          </table:table-cell>
          <table:table-cell table:style-name="ce1"/>
          <table:table-cell table:number-columns-repeated="1013"/>
        </table:table-row>
        <table:table-row table:style-name="ro2">
          <table:table-cell office:value-type="string">
            <text:p>J3</text:p>
          </table:table-cell>
          <table:table-cell office:value-type="string">
            <text:p>V_IN</text:p>
          </table:table-cell>
          <table:table-cell office:value-type="string">
            <text:p>JACK_ALIM</text:p>
          </table:table-cell>
          <table:table-cell table:style-name="ce3" office:value-type="float" office:value="6.255">
            <text:p>6.2550</text:p>
          </table:table-cell>
          <table:table-cell table:style-name="ce3" office:value-type="float" office:value="9.09">
            <text:p>9.09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PJ-002B/CP-002B-ND/96965">DigiKey</text:a></text:p>
          </table:table-cell>
          <table:table-cell office:value-type="string">
            <text:p>CP-002B-ND</text:p>
          </table:table-cell>
          <table:table-cell table:style-name="ce1" office:value-type="string">
            <text:p>Optional, instead of J1 or J2</text:p>
          </table:table-cell>
          <table:table-cell table:style-name="ce1"/>
          <table:table-cell table:number-columns-repeated="1013"/>
        </table:table-row>
        <table:table-row table:style-name="ro2">
          <table:table-cell office:value-type="string">
            <text:p>K1</text:p>
          </table:table-cell>
          <table:table-cell office:value-type="string">
            <text:p>PWR_SEL</text:p>
          </table:table-cell>
          <table:table-cell office:value-type="string">
            <text:p>pin_strip_3</text:p>
          </table:table-cell>
          <table:table-cell table:style-name="ce3" office:value-type="float" office:value="2.3">
            <text:p>2.3000</text:p>
          </table:table-cell>
          <table:table-cell table:style-name="ce3" office:value-type="float" office:value="9.7">
            <text:p>9.70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TSW-150-07-L-S/SAM1031-50-ND/1101377">DigiKey</text:a></text:p>
          </table:table-cell>
          <table:table-cell office:value-type="string">
            <text:p>SAM1031-50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*</text:p>
          </table:table-cell>
          <table:table-cell office:value-type="string">
            <text:p>Jumper</text:p>
          </table:table-cell>
          <table:table-cell/>
          <table:table-cell table:style-name="ce3" table:number-columns-repeated="2"/>
          <table:table-cell table:number-columns-repeated="2"/>
          <table:table-cell office:value-type="string">
            <text:p><text:a xlink:href="http://search.digikey.com/us/en/products/XG8T-0231/XG8T-0231-ND/1829453">DigiKey</text:a></text:p>
          </table:table-cell>
          <table:table-cell office:value-type="string">
            <text:p>XG8T-0231-ND</text:p>
          </table:table-cell>
          <table:table-cell table:style-name="ce1" office:value-type="string">
            <text:p>Jumper for PWR_SEL</text:p>
          </table:table-cell>
          <table:table-cell table:style-name="ce1"/>
          <table:table-cell table:number-columns-repeated="1013"/>
        </table:table-row>
        <table:table-row table:style-name="ro2">
          <table:table-cell office:value-type="string">
            <text:p>K2</text:p>
          </table:table-cell>
          <table:table-cell office:value-type="string">
            <text:p>LED_ENABLE</text:p>
          </table:table-cell>
          <table:table-cell office:value-type="string">
            <text:p>pin_strip_3</text:p>
          </table:table-cell>
          <table:table-cell table:style-name="ce3" office:value-type="float" office:value="2.3">
            <text:p>2.3000</text:p>
          </table:table-cell>
          <table:table-cell table:style-name="ce3" office:value-type="float" office:value="9.5">
            <text:p>9.50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TSW-150-07-L-S/SAM1031-50-ND/1101377">DigiKey</text:a></text:p>
          </table:table-cell>
          <table:table-cell office:value-type="string">
            <text:p>SAM1031-50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*</text:p>
          </table:table-cell>
          <table:table-cell office:value-type="string">
            <text:p>Jumper</text:p>
          </table:table-cell>
          <table:table-cell/>
          <table:table-cell table:style-name="ce3" table:number-columns-repeated="2"/>
          <table:table-cell table:number-columns-repeated="2"/>
          <table:table-cell office:value-type="string">
            <text:p><text:a xlink:href="http://search.digikey.com/us/en/products/XG8T-0231/XG8T-0231-ND/1829453">DigiKey</text:a></text:p>
          </table:table-cell>
          <table:table-cell office:value-type="string">
            <text:p>XG8T-0231-ND</text:p>
          </table:table-cell>
          <table:table-cell table:style-name="ce1" office:value-type="string">
            <text:p>Jumper for PWR_SEL</text:p>
          </table:table-cell>
          <table:table-cell table:style-name="ce1"/>
          <table:table-cell table:number-columns-repeated="1013"/>
        </table:table-row>
        <table:table-row table:style-name="ro2">
          <table:table-cell office:value-type="string">
            <text:p>K3</text:p>
          </table:table-cell>
          <table:table-cell office:value-type="string">
            <text:p>7Seg_Sel</text:p>
          </table:table-cell>
          <table:table-cell office:value-type="string">
            <text:p>7Seg_Sel</text:p>
          </table:table-cell>
          <table:table-cell table:style-name="ce3" office:value-type="float" office:value="5.2275">
            <text:p>5.2275</text:p>
          </table:table-cell>
          <table:table-cell table:style-name="ce3" office:value-type="float" office:value="9.2775">
            <text:p>9.2775</text:p>
          </table:table-cell>
          <table:table-cell office:value-type="float" office:value="90">
            <text:p>90</text:p>
          </table:table-cell>
          <table:table-cell office:value-type="string">
            <text:p>Back</text:p>
          </table:table-cell>
          <table:table-cell table:number-columns-repeated="2"/>
          <table:table-cell table:style-name="ce1" office:value-type="string">
            <text:p>Shorting Pads for uC pin selection</text:p>
          </table:table-cell>
          <table:table-cell table:style-name="ce1"/>
          <table:table-cell table:number-columns-repeated="1013"/>
        </table:table-row>
        <table:table-row table:style-name="ro2">
          <table:table-cell office:value-type="string">
            <text:p>P1</text:p>
          </table:table-cell>
          <table:table-cell office:value-type="string">
            <text:p>7SegDisp</text:p>
          </table:table-cell>
          <table:table-cell office:value-type="string">
            <text:p>pin_strip_8</text:p>
          </table:table-cell>
          <table:table-cell table:style-name="ce3" office:value-type="float" office:value="5.185">
            <text:p>5.1850</text:p>
          </table:table-cell>
          <table:table-cell table:style-name="ce3" office:value-type="float" office:value="1.775">
            <text:p>1.7750</text:p>
          </table:table-cell>
          <table:table-cell office:value-type="float" office:value="0">
            <text:p>0</text:p>
          </table:table-cell>
          <table:table-cell office:value-type="string">
            <text:p>Front</text:p>
          </table:table-cell>
          <table:table-cell table:number-columns-repeated="2"/>
          <table:table-cell table:style-name="ce1" office:value-type="string">
            <text:p>Optional</text:p>
          </table:table-cell>
          <table:table-cell table:style-name="ce1"/>
          <table:table-cell table:number-columns-repeated="1013"/>
        </table:table-row>
        <table:table-row table:style-name="ro2">
          <table:table-cell office:value-type="string">
            <text:p>P7</text:p>
          </table:table-cell>
          <table:table-cell office:value-type="string">
            <text:p>FTDI</text:p>
          </table:table-cell>
          <table:table-cell office:value-type="string">
            <text:p>pin_strip_6-90</text:p>
          </table:table-cell>
          <table:table-cell table:style-name="ce3" office:value-type="float" office:value="1.75">
            <text:p>1.7500</text:p>
          </table:table-cell>
          <table:table-cell table:style-name="ce3" office:value-type="float" office:value="9.5">
            <text:p>9.5000</text:p>
          </table:table-cell>
          <table:table-cell office:value-type="float" office:value="0">
            <text:p>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TSW-150-08-L-S-RA/SAM1043-50-ND/1101974">DigiKey</text:a></text:p>
          </table:table-cell>
          <table:table-cell office:value-type="string">
            <text:p>SAM1043-50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P12</text:p>
          </table:table-cell>
          <table:table-cell office:value-type="string">
            <text:p>V_OUT</text:p>
          </table:table-cell>
          <table:table-cell office:value-type="string">
            <text:p>pin_strip_3</text:p>
          </table:table-cell>
          <table:table-cell table:style-name="ce3" office:value-type="float" office:value="5.8625">
            <text:p>5.8625</text:p>
          </table:table-cell>
          <table:table-cell table:style-name="ce3" office:value-type="float" office:value="9.83">
            <text:p>9.83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table:number-columns-repeated="2"/>
          <table:table-cell table:style-name="ce1" office:value-type="string">
            <text:p>Optional</text:p>
          </table:table-cell>
          <table:table-cell table:style-name="ce1"/>
          <table:table-cell table:number-columns-repeated="1013"/>
        </table:table-row>
        <table:table-row table:style-name="ro2">
          <table:table-cell office:value-type="string">
            <text:p>P13</text:p>
          </table:table-cell>
          <table:table-cell office:value-type="string">
            <text:p>ISP</text:p>
          </table:table-cell>
          <table:table-cell office:value-type="string">
            <text:p>pin_strip_3x2</text:p>
          </table:table-cell>
          <table:table-cell table:style-name="ce3" office:value-type="float" office:value="2.65">
            <text:p>2.6500</text:p>
          </table:table-cell>
          <table:table-cell table:style-name="ce3" office:value-type="float" office:value="9.8">
            <text:p>9.8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table:number-columns-repeated="2"/>
          <table:table-cell table:style-name="ce1" office:value-type="string">
            <text:p>Optional</text:p>
          </table:table-cell>
          <table:table-cell table:style-name="ce1"/>
          <table:table-cell table:number-columns-repeated="1013"/>
        </table:table-row>
        <table:table-row table:style-name="ro2">
          <table:table-cell office:value-type="string">
            <text:p>P41</text:p>
          </table:table-cell>
          <table:table-cell office:value-type="string">
            <text:p>STACK-L</text:p>
          </table:table-cell>
          <table:table-cell office:value-type="string">
            <text:p>pin_sck_4-90</text:p>
          </table:table-cell>
          <table:table-cell table:style-name="ce3" office:value-type="float" office:value="1.4">
            <text:p>1.4000</text:p>
          </table:table-cell>
          <table:table-cell table:style-name="ce3" office:value-type="float" office:value="9">
            <text:p>9.000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P42</text:p>
          </table:table-cell>
          <table:table-cell office:value-type="string">
            <text:p>STACK-R</text:p>
          </table:table-cell>
          <table:table-cell office:value-type="string">
            <text:p>pin_strip_4-90</text:p>
          </table:table-cell>
          <table:table-cell table:style-name="ce3" office:value-type="float" office:value="7.26">
            <text:p>7.2600</text:p>
          </table:table-cell>
          <table:table-cell table:style-name="ce3" office:value-type="float" office:value="9">
            <text:p>9.0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TSW-150-08-L-S-RA/SAM1043-50-ND/1101974">DigiKey</text:a></text:p>
          </table:table-cell>
          <table:table-cell office:value-type="string">
            <text:p>SAM1043-50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Q1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3" office:value-type="float" office:value="6.835">
            <text:p>6.8350</text:p>
          </table:table-cell>
          <table:table-cell table:style-name="ce3" office:value-type="float" office:value="8.5">
            <text:p>8.5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2N5401G/2N5401GOS-ND/1475210">DigiKey</text:a></text:p>
          </table:table-cell>
          <table:table-cell office:value-type="string">
            <text:p>2N5401GOS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Q2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3" office:value-type="float" office:value="6.515">
            <text:p>6.5150</text:p>
          </table:table-cell>
          <table:table-cell table:style-name="ce3" office:value-type="float" office:value="8.5">
            <text:p>8.5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2N5401G/2N5401GOS-ND/1475210">DigiKey</text:a></text:p>
          </table:table-cell>
          <table:table-cell office:value-type="string">
            <text:p>2N5401GOS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Q3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3" office:value-type="float" office:value="6.18">
            <text:p>6.1800</text:p>
          </table:table-cell>
          <table:table-cell table:style-name="ce3" office:value-type="float" office:value="8.5">
            <text:p>8.5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2N5401G/2N5401GOS-ND/1475210">DigiKey</text:a></text:p>
          </table:table-cell>
          <table:table-cell office:value-type="string">
            <text:p>2N5401GOS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Q4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3" office:value-type="float" office:value="5.82">
            <text:p>5.8200</text:p>
          </table:table-cell>
          <table:table-cell table:style-name="ce3" office:value-type="float" office:value="8.5">
            <text:p>8.5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2N5401G/2N5401GOS-ND/1475210">DigiKey</text:a></text:p>
          </table:table-cell>
          <table:table-cell office:value-type="string">
            <text:p>2N5401GOS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Q5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3" office:value-type="float" office:value="5.46">
            <text:p>5.4600</text:p>
          </table:table-cell>
          <table:table-cell table:style-name="ce3" office:value-type="float" office:value="8.5">
            <text:p>8.5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2N5401G/2N5401GOS-ND/1475210">DigiKey</text:a></text:p>
          </table:table-cell>
          <table:table-cell office:value-type="string">
            <text:p>2N5401GOS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Q6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3" office:value-type="float" office:value="5.1">
            <text:p>5.1000</text:p>
          </table:table-cell>
          <table:table-cell table:style-name="ce3" office:value-type="float" office:value="8.5">
            <text:p>8.5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2N5401G/2N5401GOS-ND/1475210">DigiKey</text:a></text:p>
          </table:table-cell>
          <table:table-cell office:value-type="string">
            <text:p>2N5401GOS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Q7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3" office:value-type="float" office:value="4.74">
            <text:p>4.7400</text:p>
          </table:table-cell>
          <table:table-cell table:style-name="ce3" office:value-type="float" office:value="8.5">
            <text:p>8.5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2N5401G/2N5401GOS-ND/1475210">DigiKey</text:a></text:p>
          </table:table-cell>
          <table:table-cell office:value-type="string">
            <text:p>2N5401GOS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Q8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3" office:value-type="float" office:value="4.38">
            <text:p>4.3800</text:p>
          </table:table-cell>
          <table:table-cell table:style-name="ce3" office:value-type="float" office:value="8.5">
            <text:p>8.5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2N5401G/2N5401GOS-ND/1475210">DigiKey</text:a></text:p>
          </table:table-cell>
          <table:table-cell office:value-type="string">
            <text:p>2N5401GOS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Q9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3" office:value-type="float" office:value="4.02">
            <text:p>4.0200</text:p>
          </table:table-cell>
          <table:table-cell table:style-name="ce3" office:value-type="float" office:value="8.5">
            <text:p>8.5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2N5401G/2N5401GOS-ND/1475210">DigiKey</text:a></text:p>
          </table:table-cell>
          <table:table-cell office:value-type="string">
            <text:p>2N5401GOS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Q10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3" office:value-type="float" office:value="3.66">
            <text:p>3.6600</text:p>
          </table:table-cell>
          <table:table-cell table:style-name="ce3" office:value-type="float" office:value="8.5">
            <text:p>8.5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2N5401G/2N5401GOS-ND/1475210">DigiKey</text:a></text:p>
          </table:table-cell>
          <table:table-cell office:value-type="string">
            <text:p>2N5401GOS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Q11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3" office:value-type="float" office:value="3.3">
            <text:p>3.3000</text:p>
          </table:table-cell>
          <table:table-cell table:style-name="ce3" office:value-type="float" office:value="8.5">
            <text:p>8.5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2N5401G/2N5401GOS-ND/1475210">DigiKey</text:a></text:p>
          </table:table-cell>
          <table:table-cell office:value-type="string">
            <text:p>2N5401GOS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Q12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3" office:value-type="float" office:value="2.94">
            <text:p>2.9400</text:p>
          </table:table-cell>
          <table:table-cell table:style-name="ce3" office:value-type="float" office:value="8.5">
            <text:p>8.5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2N5401G/2N5401GOS-ND/1475210">DigiKey</text:a></text:p>
          </table:table-cell>
          <table:table-cell office:value-type="string">
            <text:p>2N5401GOS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Q13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3" office:value-type="float" office:value="2.58">
            <text:p>2.5800</text:p>
          </table:table-cell>
          <table:table-cell table:style-name="ce3" office:value-type="float" office:value="8.5">
            <text:p>8.5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2N5401G/2N5401GOS-ND/1475210">DigiKey</text:a></text:p>
          </table:table-cell>
          <table:table-cell office:value-type="string">
            <text:p>2N5401GOS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Q14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3" office:value-type="float" office:value="2.22">
            <text:p>2.2200</text:p>
          </table:table-cell>
          <table:table-cell table:style-name="ce3" office:value-type="float" office:value="8.5">
            <text:p>8.5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2N5401G/2N5401GOS-ND/1475210">DigiKey</text:a></text:p>
          </table:table-cell>
          <table:table-cell office:value-type="string">
            <text:p>2N5401GOS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Q15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3" office:value-type="float" office:value="1.9">
            <text:p>1.9000</text:p>
          </table:table-cell>
          <table:table-cell table:style-name="ce3" office:value-type="float" office:value="8.5">
            <text:p>8.5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2N5401G/2N5401GOS-ND/1475210">DigiKey</text:a></text:p>
          </table:table-cell>
          <table:table-cell office:value-type="string">
            <text:p>2N5401GOS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Q16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3" office:value-type="float" office:value="1.66">
            <text:p>1.6600</text:p>
          </table:table-cell>
          <table:table-cell table:style-name="ce3" office:value-type="float" office:value="8.5">
            <text:p>8.50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2N5401G/2N5401GOS-ND/1475210">DigiKey</text:a></text:p>
          </table:table-cell>
          <table:table-cell office:value-type="string">
            <text:p>2N5401GOS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Q17</text:p>
          </table:table-cell>
          <table:table-cell office:value-type="string">
            <text:p>2N5401</text:p>
          </table:table-cell>
          <table:table-cell office:value-type="string">
            <text:p>to92_2N5401</text:p>
          </table:table-cell>
          <table:table-cell table:style-name="ce3" office:value-type="float" office:value="3.05">
            <text:p>3.0500</text:p>
          </table:table-cell>
          <table:table-cell table:style-name="ce3" office:value-type="float" office:value="1.855">
            <text:p>1.855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2N5401G/2N5401GOS-ND/1475210">DigiKey</text:a></text:p>
          </table:table-cell>
          <table:table-cell office:value-type="string">
            <text:p>2N5401GOS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1</text:p>
          </table:table-cell>
          <table:table-cell office:value-type="string">
            <text:p>100</text:p>
          </table:table-cell>
          <table:table-cell office:value-type="string">
            <text:p>rc03_vert</text:p>
          </table:table-cell>
          <table:table-cell table:style-name="ce3" office:value-type="float" office:value="6.68">
            <text:p>6.6800</text:p>
          </table:table-cell>
          <table:table-cell table:style-name="ce3" office:value-type="float" office:value="8.7">
            <text:p>8.7000</text:p>
          </table:table-cell>
          <table:table-cell office:value-type="float" office:value="0">
            <text:p>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100R/CF18JT100RCT-ND/2022718">DigiKey</text:a></text:p>
          </table:table-cell>
          <table:table-cell office:value-type="string">
            <text:p>CF18JT100R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2</text:p>
          </table:table-cell>
          <table:table-cell office:value-type="string">
            <text:p>100</text:p>
          </table:table-cell>
          <table:table-cell office:value-type="string">
            <text:p>rc03_vert</text:p>
          </table:table-cell>
          <table:table-cell table:style-name="ce3" office:value-type="float" office:value="6.63">
            <text:p>6.6300</text:p>
          </table:table-cell>
          <table:table-cell table:style-name="ce3" office:value-type="float" office:value="8.55">
            <text:p>8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100R/CF18JT100RCT-ND/2022718">DigiKey</text:a></text:p>
          </table:table-cell>
          <table:table-cell office:value-type="string">
            <text:p>CF18JT100R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3</text:p>
          </table:table-cell>
          <table:table-cell office:value-type="string">
            <text:p>100</text:p>
          </table:table-cell>
          <table:table-cell office:value-type="string">
            <text:p>rc03_vert</text:p>
          </table:table-cell>
          <table:table-cell table:style-name="ce3" office:value-type="float" office:value="6.295">
            <text:p>6.2950</text:p>
          </table:table-cell>
          <table:table-cell table:style-name="ce3" office:value-type="float" office:value="8.55">
            <text:p>8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100R/CF18JT100RCT-ND/2022718">DigiKey</text:a></text:p>
          </table:table-cell>
          <table:table-cell office:value-type="string">
            <text:p>CF18JT100R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4</text:p>
          </table:table-cell>
          <table:table-cell office:value-type="string">
            <text:p>100</text:p>
          </table:table-cell>
          <table:table-cell office:value-type="string">
            <text:p>rc03_vert</text:p>
          </table:table-cell>
          <table:table-cell table:style-name="ce3" office:value-type="float" office:value="5.95">
            <text:p>5.9500</text:p>
          </table:table-cell>
          <table:table-cell table:style-name="ce3" office:value-type="float" office:value="8.55">
            <text:p>8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100R/CF18JT100RCT-ND/2022718">DigiKey</text:a></text:p>
          </table:table-cell>
          <table:table-cell office:value-type="string">
            <text:p>CF18JT100R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5</text:p>
          </table:table-cell>
          <table:table-cell office:value-type="string">
            <text:p>100</text:p>
          </table:table-cell>
          <table:table-cell office:value-type="string">
            <text:p>rc03_vert</text:p>
          </table:table-cell>
          <table:table-cell table:style-name="ce3" office:value-type="float" office:value="5.59">
            <text:p>5.5900</text:p>
          </table:table-cell>
          <table:table-cell table:style-name="ce3" office:value-type="float" office:value="8.55">
            <text:p>8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100R/CF18JT100RCT-ND/2022718">DigiKey</text:a></text:p>
          </table:table-cell>
          <table:table-cell office:value-type="string">
            <text:p>CF18JT100R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6</text:p>
          </table:table-cell>
          <table:table-cell office:value-type="string">
            <text:p>100</text:p>
          </table:table-cell>
          <table:table-cell office:value-type="string">
            <text:p>rc03_vert</text:p>
          </table:table-cell>
          <table:table-cell table:style-name="ce3" office:value-type="float" office:value="5.23">
            <text:p>5.2300</text:p>
          </table:table-cell>
          <table:table-cell table:style-name="ce3" office:value-type="float" office:value="8.55">
            <text:p>8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100R/CF18JT100RCT-ND/2022718">DigiKey</text:a></text:p>
          </table:table-cell>
          <table:table-cell office:value-type="string">
            <text:p>CF18JT100R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7</text:p>
          </table:table-cell>
          <table:table-cell office:value-type="string">
            <text:p>100</text:p>
          </table:table-cell>
          <table:table-cell office:value-type="string">
            <text:p>rc03_vert</text:p>
          </table:table-cell>
          <table:table-cell table:style-name="ce3" office:value-type="float" office:value="4.87">
            <text:p>4.8700</text:p>
          </table:table-cell>
          <table:table-cell table:style-name="ce3" office:value-type="float" office:value="8.55">
            <text:p>8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100R/CF18JT100RCT-ND/2022718">DigiKey</text:a></text:p>
          </table:table-cell>
          <table:table-cell office:value-type="string">
            <text:p>CF18JT100R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8</text:p>
          </table:table-cell>
          <table:table-cell office:value-type="string">
            <text:p>100</text:p>
          </table:table-cell>
          <table:table-cell office:value-type="string">
            <text:p>rc03_vert</text:p>
          </table:table-cell>
          <table:table-cell table:style-name="ce3" office:value-type="float" office:value="4.51">
            <text:p>4.5100</text:p>
          </table:table-cell>
          <table:table-cell table:style-name="ce3" office:value-type="float" office:value="8.55">
            <text:p>8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100R/CF18JT100RCT-ND/2022718">DigiKey</text:a></text:p>
          </table:table-cell>
          <table:table-cell office:value-type="string">
            <text:p>CF18JT100R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9</text:p>
          </table:table-cell>
          <table:table-cell office:value-type="string">
            <text:p>100</text:p>
          </table:table-cell>
          <table:table-cell office:value-type="string">
            <text:p>rc03_vert</text:p>
          </table:table-cell>
          <table:table-cell table:style-name="ce3" office:value-type="float" office:value="4.15">
            <text:p>4.1500</text:p>
          </table:table-cell>
          <table:table-cell table:style-name="ce3" office:value-type="float" office:value="8.55">
            <text:p>8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100R/CF18JT100RCT-ND/2022718">DigiKey</text:a></text:p>
          </table:table-cell>
          <table:table-cell office:value-type="string">
            <text:p>CF18JT100R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10</text:p>
          </table:table-cell>
          <table:table-cell office:value-type="string">
            <text:p>100</text:p>
          </table:table-cell>
          <table:table-cell office:value-type="string">
            <text:p>rc03_vert</text:p>
          </table:table-cell>
          <table:table-cell table:style-name="ce3" office:value-type="float" office:value="3.79">
            <text:p>3.7900</text:p>
          </table:table-cell>
          <table:table-cell table:style-name="ce3" office:value-type="float" office:value="8.55">
            <text:p>8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100R/CF18JT100RCT-ND/2022718">DigiKey</text:a></text:p>
          </table:table-cell>
          <table:table-cell office:value-type="string">
            <text:p>CF18JT100R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11</text:p>
          </table:table-cell>
          <table:table-cell office:value-type="string">
            <text:p>100</text:p>
          </table:table-cell>
          <table:table-cell office:value-type="string">
            <text:p>rc03_vert</text:p>
          </table:table-cell>
          <table:table-cell table:style-name="ce3" office:value-type="float" office:value="3.43">
            <text:p>3.4300</text:p>
          </table:table-cell>
          <table:table-cell table:style-name="ce3" office:value-type="float" office:value="8.55">
            <text:p>8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100R/CF18JT100RCT-ND/2022718">DigiKey</text:a></text:p>
          </table:table-cell>
          <table:table-cell office:value-type="string">
            <text:p>CF18JT100R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12</text:p>
          </table:table-cell>
          <table:table-cell office:value-type="string">
            <text:p>100</text:p>
          </table:table-cell>
          <table:table-cell office:value-type="string">
            <text:p>rc03_vert</text:p>
          </table:table-cell>
          <table:table-cell table:style-name="ce3" office:value-type="float" office:value="3.07">
            <text:p>3.0700</text:p>
          </table:table-cell>
          <table:table-cell table:style-name="ce3" office:value-type="float" office:value="8.55">
            <text:p>8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100R/CF18JT100RCT-ND/2022718">DigiKey</text:a></text:p>
          </table:table-cell>
          <table:table-cell office:value-type="string">
            <text:p>CF18JT100R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13</text:p>
          </table:table-cell>
          <table:table-cell office:value-type="string">
            <text:p>100</text:p>
          </table:table-cell>
          <table:table-cell office:value-type="string">
            <text:p>rc03_vert</text:p>
          </table:table-cell>
          <table:table-cell table:style-name="ce3" office:value-type="float" office:value="2.71">
            <text:p>2.7100</text:p>
          </table:table-cell>
          <table:table-cell table:style-name="ce3" office:value-type="float" office:value="8.55">
            <text:p>8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100R/CF18JT100RCT-ND/2022718">DigiKey</text:a></text:p>
          </table:table-cell>
          <table:table-cell office:value-type="string">
            <text:p>CF18JT100R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14</text:p>
          </table:table-cell>
          <table:table-cell office:value-type="string">
            <text:p>100</text:p>
          </table:table-cell>
          <table:table-cell office:value-type="string">
            <text:p>rc03_vert</text:p>
          </table:table-cell>
          <table:table-cell table:style-name="ce3" office:value-type="float" office:value="2.35">
            <text:p>2.3500</text:p>
          </table:table-cell>
          <table:table-cell table:style-name="ce3" office:value-type="float" office:value="8.55">
            <text:p>8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100R/CF18JT100RCT-ND/2022718">DigiKey</text:a></text:p>
          </table:table-cell>
          <table:table-cell office:value-type="string">
            <text:p>CF18JT100R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15</text:p>
          </table:table-cell>
          <table:table-cell office:value-type="string">
            <text:p>100</text:p>
          </table:table-cell>
          <table:table-cell office:value-type="string">
            <text:p>rc03_vert</text:p>
          </table:table-cell>
          <table:table-cell table:style-name="ce3" office:value-type="float" office:value="2.015">
            <text:p>2.0150</text:p>
          </table:table-cell>
          <table:table-cell table:style-name="ce3" office:value-type="float" office:value="8.55">
            <text:p>8.5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100R/CF18JT100RCT-ND/2022718">DigiKey</text:a></text:p>
          </table:table-cell>
          <table:table-cell office:value-type="string">
            <text:p>CF18JT100R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16</text:p>
          </table:table-cell>
          <table:table-cell office:value-type="string">
            <text:p>100</text:p>
          </table:table-cell>
          <table:table-cell office:value-type="string">
            <text:p>rc03_vert</text:p>
          </table:table-cell>
          <table:table-cell table:style-name="ce3" office:value-type="float" office:value="1.965">
            <text:p>1.9650</text:p>
          </table:table-cell>
          <table:table-cell table:style-name="ce3" office:value-type="float" office:value="8.7075">
            <text:p>8.7075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100R/CF18JT100RCT-ND/2022718">DigiKey</text:a></text:p>
          </table:table-cell>
          <table:table-cell office:value-type="string">
            <text:p>CF18JT100R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17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style-name="ce3" office:value-type="float" office:value="3.0725">
            <text:p>3.0725</text:p>
          </table:table-cell>
          <table:table-cell table:style-name="ce3" office:value-type="float" office:value="1.42">
            <text:p>1.420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10K0/CF18JT10K0CT-ND/2022766">DigiKey</text:a></text:p>
          </table:table-cell>
          <table:table-cell office:value-type="string">
            <text:p>CF18JT10K0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18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style-name="ce3" office:value-type="float" office:value="3.6725">
            <text:p>3.6725</text:p>
          </table:table-cell>
          <table:table-cell table:style-name="ce3" office:value-type="float" office:value="1.42">
            <text:p>1.420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10K0/CF18JT10K0CT-ND/2022766">DigiKey</text:a></text:p>
          </table:table-cell>
          <table:table-cell office:value-type="string">
            <text:p>CF18JT10K0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19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style-name="ce3" office:value-type="float" office:value="4.2725">
            <text:p>4.2725</text:p>
          </table:table-cell>
          <table:table-cell table:style-name="ce3" office:value-type="float" office:value="1.42">
            <text:p>1.420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10K0/CF18JT10K0CT-ND/2022766">DigiKey</text:a></text:p>
          </table:table-cell>
          <table:table-cell office:value-type="string">
            <text:p>CF18JT10K0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20</text:p>
          </table:table-cell>
          <table:table-cell office:value-type="string">
            <text:p>4k7</text:p>
          </table:table-cell>
          <table:table-cell office:value-type="string">
            <text:p>RC03</text:p>
          </table:table-cell>
          <table:table-cell table:style-name="ce3" office:value-type="float" office:value="4.05">
            <text:p>4.0500</text:p>
          </table:table-cell>
          <table:table-cell table:style-name="ce3" office:value-type="float" office:value="9.75">
            <text:p>9.75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4K70/CF18JT4K70CT-ND/2022758">DigiKey</text:a></text:p>
          </table:table-cell>
          <table:table-cell office:value-type="string">
            <text:p>CF18JT4K70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21</text:p>
          </table:table-cell>
          <table:table-cell office:value-type="string">
            <text:p>4k7</text:p>
          </table:table-cell>
          <table:table-cell office:value-type="string">
            <text:p>RC03</text:p>
          </table:table-cell>
          <table:table-cell table:style-name="ce3" office:value-type="float" office:value="4.05">
            <text:p>4.0500</text:p>
          </table:table-cell>
          <table:table-cell table:style-name="ce3" office:value-type="float" office:value="9.87">
            <text:p>9.87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4K70/CF18JT4K70CT-ND/2022758">DigiKey</text:a></text:p>
          </table:table-cell>
          <table:table-cell office:value-type="string">
            <text:p>CF18JT4K70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22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style-name="ce3" office:value-type="float" office:value="3.99">
            <text:p>3.9900</text:p>
          </table:table-cell>
          <table:table-cell table:style-name="ce3" office:value-type="float" office:value="9.16">
            <text:p>9.1600</text:p>
          </table:table-cell>
          <table:table-cell office:value-type="float" office:value="0">
            <text:p>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10K0/CF18JT10K0CT-ND/2022766">DigiKey</text:a></text:p>
          </table:table-cell>
          <table:table-cell office:value-type="string">
            <text:p>CF18JT10K0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style-name="ce3" office:value-type="float" office:value="4.8725">
            <text:p>4.8725</text:p>
          </table:table-cell>
          <table:table-cell table:style-name="ce3" office:value-type="float" office:value="1.42">
            <text:p>1.420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10K0/CF18JT10K0CT-ND/2022766">DigiKey</text:a></text:p>
          </table:table-cell>
          <table:table-cell office:value-type="string">
            <text:p>CF18JT10K0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24</text:p>
          </table:table-cell>
          <table:table-cell office:value-type="string">
            <text:p>1k</text:p>
          </table:table-cell>
          <table:table-cell office:value-type="string">
            <text:p>RC03</text:p>
          </table:table-cell>
          <table:table-cell table:style-name="ce3" office:value-type="float" office:value="3.2">
            <text:p>3.2000</text:p>
          </table:table-cell>
          <table:table-cell table:style-name="ce3" office:value-type="float" office:value="2.2625">
            <text:p>2.2625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1K00/CF18JT1K00CT-ND/2022742">DigiKey</text:a></text:p>
          </table:table-cell>
          <table:table-cell office:value-type="string">
            <text:p>CF18JT1K00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25</text:p>
          </table:table-cell>
          <table:table-cell office:value-type="string">
            <text:p>1k</text:p>
          </table:table-cell>
          <table:table-cell office:value-type="string">
            <text:p>RC03</text:p>
          </table:table-cell>
          <table:table-cell table:style-name="ce3" office:value-type="float" office:value="3.09">
            <text:p>3.0900</text:p>
          </table:table-cell>
          <table:table-cell table:style-name="ce3" office:value-type="float" office:value="9.85">
            <text:p>9.85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1K00/CF18JT1K00CT-ND/2022742">DigiKey</text:a></text:p>
          </table:table-cell>
          <table:table-cell office:value-type="string">
            <text:p>CF18JT1K00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26</text:p>
          </table:table-cell>
          <table:table-cell office:value-type="string">
            <text:p>1k</text:p>
          </table:table-cell>
          <table:table-cell office:value-type="string">
            <text:p>RC03</text:p>
          </table:table-cell>
          <table:table-cell table:style-name="ce3" office:value-type="float" office:value="4.05">
            <text:p>4.0500</text:p>
          </table:table-cell>
          <table:table-cell table:style-name="ce3" office:value-type="float" office:value="1.81">
            <text:p>1.810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1K00/CF18JT1K00CT-ND/2022742">DigiKey</text:a></text:p>
          </table:table-cell>
          <table:table-cell office:value-type="string">
            <text:p>CF18JT1K00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30</text:p>
          </table:table-cell>
          <table:table-cell office:value-type="string">
            <text:p>100E</text:p>
          </table:table-cell>
          <table:table-cell office:value-type="string">
            <text:p>RC03</text:p>
          </table:table-cell>
          <table:table-cell table:style-name="ce3" office:value-type="float" office:value="3.2">
            <text:p>3.2000</text:p>
          </table:table-cell>
          <table:table-cell table:style-name="ce3" office:value-type="float" office:value="2.3525">
            <text:p>2.3525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100R/CF18JT100RCT-ND/2022718">DigiKey</text:a></text:p>
          </table:table-cell>
          <table:table-cell office:value-type="string">
            <text:p>CF18JT100R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31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style-name="ce3" office:value-type="float" office:value="3.7075">
            <text:p>3.7075</text:p>
          </table:table-cell>
          <table:table-cell table:style-name="ce3" office:value-type="float" office:value="2.36">
            <text:p>2.36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10K0/CF18JT10K0CT-ND/2022766">DigiKey</text:a></text:p>
          </table:table-cell>
          <table:table-cell office:value-type="string">
            <text:p>CF18JT10K0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32</text:p>
          </table:table-cell>
          <table:table-cell office:value-type="string">
            <text:p>LDR</text:p>
          </table:table-cell>
          <table:table-cell office:value-type="string">
            <text:p>pin_strip_2</text:p>
          </table:table-cell>
          <table:table-cell table:style-name="ce3" office:value-type="float" office:value="2.755">
            <text:p>2.7550</text:p>
          </table:table-cell>
          <table:table-cell table:style-name="ce3" office:value-type="float" office:value="1.245">
            <text:p>1.2450</text:p>
          </table:table-cell>
          <table:table-cell office:value-type="float" office:value="0">
            <text:p>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PDV-P9007/PDV-P9007-ND/480624">DigiKey</text:a></text:p>
          </table:table-cell>
          <table:table-cell office:value-type="string">
            <text:p>PDV-P9007-ND</text:p>
          </table:table-cell>
          <table:table-cell table:style-name="ce1" office:value-type="string">
            <text:p>Optional</text:p>
          </table:table-cell>
          <table:table-cell table:style-name="ce1"/>
          <table:table-cell table:number-columns-repeated="1013"/>
        </table:table-row>
        <table:table-row table:style-name="ro2">
          <table:table-cell office:value-type="string">
            <text:p>R33</text:p>
          </table:table-cell>
          <table:table-cell office:value-type="string">
            <text:p>680E</text:p>
          </table:table-cell>
          <table:table-cell office:value-type="string">
            <text:p>RC03</text:p>
          </table:table-cell>
          <table:table-cell table:style-name="ce3" office:value-type="float" office:value="3.2">
            <text:p>3.2000</text:p>
          </table:table-cell>
          <table:table-cell table:style-name="ce3" office:value-type="float" office:value="2.445">
            <text:p>2.445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680R/CF18JT680RCT-ND/2022738">DigiKey</text:a></text:p>
          </table:table-cell>
          <table:table-cell office:value-type="string">
            <text:p>CF18JT680R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34</text:p>
          </table:table-cell>
          <table:table-cell office:value-type="string">
            <text:p>2k</text:p>
          </table:table-cell>
          <table:table-cell office:value-type="string">
            <text:p>Pot-Var2</text:p>
          </table:table-cell>
          <table:table-cell table:style-name="ce3" office:value-type="float" office:value="1.56">
            <text:p>1.5600</text:p>
          </table:table-cell>
          <table:table-cell table:style-name="ce3" office:value-type="float" office:value="1.46">
            <text:p>1.46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2K00/CF18JT2K00CT-ND/2022749">DigiKey</text:a></text:p>
          </table:table-cell>
          <table:table-cell office:value-type="string">
            <text:p>CF18JT2K00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35</text:p>
          </table:table-cell>
          <table:table-cell office:value-type="string">
            <text:p>680E</text:p>
          </table:table-cell>
          <table:table-cell office:value-type="string">
            <text:p>RC03</text:p>
          </table:table-cell>
          <table:table-cell table:style-name="ce3" office:value-type="float" office:value="1.335">
            <text:p>1.3350</text:p>
          </table:table-cell>
          <table:table-cell table:style-name="ce3" office:value-type="float" office:value="1.91">
            <text:p>1.91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680R/CF18JT680RCT-ND/2022738">DigiKey</text:a></text:p>
          </table:table-cell>
          <table:table-cell office:value-type="string">
            <text:p>CF18JT680R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36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style-name="ce3" office:value-type="float" office:value="5.7025">
            <text:p>5.7025</text:p>
          </table:table-cell>
          <table:table-cell table:style-name="ce3" office:value-type="float" office:value="1.99">
            <text:p>1.99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10K0/CF18JT10K0CT-ND/2022766">DigiKey</text:a></text:p>
          </table:table-cell>
          <table:table-cell office:value-type="string">
            <text:p>CF18JT10K0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37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style-name="ce3" office:value-type="float" office:value="5.625">
            <text:p>5.6250</text:p>
          </table:table-cell>
          <table:table-cell table:style-name="ce3" office:value-type="float" office:value="1.64">
            <text:p>1.64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10K0/CF18JT10K0CT-ND/2022766">DigiKey</text:a></text:p>
          </table:table-cell>
          <table:table-cell office:value-type="string">
            <text:p>CF18JT10K0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R38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style-name="ce3" office:value-type="float" office:value="5.7025">
            <text:p>5.7025</text:p>
          </table:table-cell>
          <table:table-cell table:style-name="ce3" office:value-type="float" office:value="2.11">
            <text:p>2.11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CF18JT10K0/CF18JT10K0CT-ND/2022766">DigiKey</text:a></text:p>
          </table:table-cell>
          <table:table-cell office:value-type="string">
            <text:p>CF18JT10K0CT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SP1</text:p>
          </table:table-cell>
          <table:table-cell office:value-type="string">
            <text:p>SPEAKER</text:p>
          </table:table-cell>
          <table:table-cell office:value-type="string">
            <text:p>Speaker</text:p>
          </table:table-cell>
          <table:table-cell table:style-name="ce3" office:value-type="float" office:value="3.6">
            <text:p>3.6000</text:p>
          </table:table-cell>
          <table:table-cell table:style-name="ce3" office:value-type="float" office:value="1.95">
            <text:p>1.9500</text:p>
          </table:table-cell>
          <table:table-cell office:value-type="float" office:value="90">
            <text:p>9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scripts/dksearch/dksus.dll?vendor=0&amp;keywords=102-1169-ND">DigiKey</text:a></text:p>
          </table:table-cell>
          <table:table-cell office:value-type="string">
            <text:p>102-1169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SW1</text:p>
          </table:table-cell>
          <table:table-cell office:value-type="string">
            <text:p>INC</text:p>
          </table:table-cell>
          <table:table-cell office:value-type="string">
            <text:p>SW_PB_V</text:p>
          </table:table-cell>
          <table:table-cell table:style-name="ce3" office:value-type="float" office:value="4.5">
            <text:p>4.5000</text:p>
          </table:table-cell>
          <table:table-cell table:style-name="ce3" office:value-type="float" office:value="1.27">
            <text:p>1.270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FSMRA3JH/450-1657-ND/1632543">DigiKey</text:a></text:p>
          </table:table-cell>
          <table:table-cell office:value-type="string">
            <text:p>450-1657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SW2</text:p>
          </table:table-cell>
          <table:table-cell office:value-type="string">
            <text:p>DEC</text:p>
          </table:table-cell>
          <table:table-cell office:value-type="string">
            <text:p>SW_PB_V</text:p>
          </table:table-cell>
          <table:table-cell table:style-name="ce3" office:value-type="float" office:value="3.9">
            <text:p>3.9000</text:p>
          </table:table-cell>
          <table:table-cell table:style-name="ce3" office:value-type="float" office:value="1.27">
            <text:p>1.270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FSMRA3JH/450-1657-ND/1632543">DigiKey</text:a></text:p>
          </table:table-cell>
          <table:table-cell office:value-type="string">
            <text:p>450-1657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SW3</text:p>
          </table:table-cell>
          <table:table-cell office:value-type="string">
            <text:p>MODE</text:p>
          </table:table-cell>
          <table:table-cell office:value-type="string">
            <text:p>SW_PB_V</text:p>
          </table:table-cell>
          <table:table-cell table:style-name="ce3" office:value-type="float" office:value="3.3">
            <text:p>3.3000</text:p>
          </table:table-cell>
          <table:table-cell table:style-name="ce3" office:value-type="float" office:value="1.27">
            <text:p>1.270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FSMRA3JH/450-1657-ND/1632543">DigiKey</text:a></text:p>
          </table:table-cell>
          <table:table-cell office:value-type="string">
            <text:p>450-1657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SW4</text:p>
          </table:table-cell>
          <table:table-cell office:value-type="string">
            <text:p>RST</text:p>
          </table:table-cell>
          <table:table-cell office:value-type="string">
            <text:p>SW_PB_V</text:p>
          </table:table-cell>
          <table:table-cell table:style-name="ce3" office:value-type="float" office:value="2.22">
            <text:p>2.2200</text:p>
          </table:table-cell>
          <table:table-cell table:style-name="ce3" office:value-type="float" office:value="1.27">
            <text:p>1.270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FSMRA3JH/450-1657-ND/1632543">DigiKey</text:a></text:p>
          </table:table-cell>
          <table:table-cell office:value-type="string">
            <text:p>450-1657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SW5</text:p>
          </table:table-cell>
          <table:table-cell office:value-type="string">
            <text:p>ENTER</text:p>
          </table:table-cell>
          <table:table-cell office:value-type="string">
            <text:p>SW_PB_V</text:p>
          </table:table-cell>
          <table:table-cell table:style-name="ce3" office:value-type="float" office:value="5.1">
            <text:p>5.1000</text:p>
          </table:table-cell>
          <table:table-cell table:style-name="ce3" office:value-type="float" office:value="1.27">
            <text:p>1.2700</text:p>
          </table:table-cell>
          <table:table-cell office:value-type="float" office:value="270">
            <text:p>27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FSMRA3JH/450-1657-ND/1632543">DigiKey</text:a></text:p>
          </table:table-cell>
          <table:table-cell office:value-type="string">
            <text:p>450-1657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SW12</text:p>
          </table:table-cell>
          <table:table-cell office:value-type="string">
            <text:p>INC</text:p>
          </table:table-cell>
          <table:table-cell office:value-type="string">
            <text:p>SW-PB-MOD</text:p>
          </table:table-cell>
          <table:table-cell table:style-name="ce3" office:value-type="float" office:value="4.5">
            <text:p>4.5000</text:p>
          </table:table-cell>
          <table:table-cell table:style-name="ce3" office:value-type="float" office:value="1.3975">
            <text:p>1.3975</text:p>
          </table:table-cell>
          <table:table-cell office:value-type="float" office:value="270">
            <text:p>270</text:p>
          </table:table-cell>
          <table:table-cell office:value-type="string">
            <text:p>Back</text:p>
          </table:table-cell>
          <table:table-cell office:value-type="string">
            <text:p><text:a xlink:href="http://search.digikey.com/us/en/products/FSM4JH/450-1650-ND/1632536">DigiKey</text:a></text:p>
          </table:table-cell>
          <table:table-cell office:value-type="string">
            <text:p>450-1650-ND</text:p>
          </table:table-cell>
          <table:table-cell table:style-name="ce1" office:value-type="string">
            <text:p>Optional, for rear mount, in place of SW1</text:p>
          </table:table-cell>
          <table:table-cell table:style-name="ce1"/>
          <table:table-cell table:number-columns-repeated="1013"/>
        </table:table-row>
        <table:table-row table:style-name="ro2">
          <table:table-cell office:value-type="string">
            <text:p>SW22</text:p>
          </table:table-cell>
          <table:table-cell office:value-type="string">
            <text:p>DEC</text:p>
          </table:table-cell>
          <table:table-cell office:value-type="string">
            <text:p>SW-PB-MOD</text:p>
          </table:table-cell>
          <table:table-cell table:style-name="ce3" office:value-type="float" office:value="3.9">
            <text:p>3.9000</text:p>
          </table:table-cell>
          <table:table-cell table:style-name="ce3" office:value-type="float" office:value="1.3975">
            <text:p>1.3975</text:p>
          </table:table-cell>
          <table:table-cell office:value-type="float" office:value="270">
            <text:p>270</text:p>
          </table:table-cell>
          <table:table-cell office:value-type="string">
            <text:p>Back</text:p>
          </table:table-cell>
          <table:table-cell office:value-type="string">
            <text:p><text:a xlink:href="http://search.digikey.com/us/en/products/FSM4JH/450-1650-ND/1632536">DigiKey</text:a></text:p>
          </table:table-cell>
          <table:table-cell office:value-type="string">
            <text:p>450-1650-ND</text:p>
          </table:table-cell>
          <table:table-cell table:style-name="ce1" office:value-type="string">
            <text:p>Optional, for rear mount, in place of SW2</text:p>
          </table:table-cell>
          <table:table-cell table:style-name="ce1"/>
          <table:table-cell table:number-columns-repeated="1013"/>
        </table:table-row>
        <table:table-row table:style-name="ro2">
          <table:table-cell office:value-type="string">
            <text:p>SW32</text:p>
          </table:table-cell>
          <table:table-cell office:value-type="string">
            <text:p>MODE</text:p>
          </table:table-cell>
          <table:table-cell office:value-type="string">
            <text:p>SW-PB-MOD</text:p>
          </table:table-cell>
          <table:table-cell table:style-name="ce3" office:value-type="float" office:value="3.3">
            <text:p>3.3000</text:p>
          </table:table-cell>
          <table:table-cell table:style-name="ce3" office:value-type="float" office:value="1.3975">
            <text:p>1.3975</text:p>
          </table:table-cell>
          <table:table-cell office:value-type="float" office:value="270">
            <text:p>270</text:p>
          </table:table-cell>
          <table:table-cell office:value-type="string">
            <text:p>Back</text:p>
          </table:table-cell>
          <table:table-cell office:value-type="string">
            <text:p><text:a xlink:href="http://search.digikey.com/us/en/products/FSM4JH/450-1650-ND/1632536">DigiKey</text:a></text:p>
          </table:table-cell>
          <table:table-cell office:value-type="string">
            <text:p>450-1650-ND</text:p>
          </table:table-cell>
          <table:table-cell table:style-name="ce1" office:value-type="string">
            <text:p>Optional, for rear mount, in place of SW3</text:p>
          </table:table-cell>
          <table:table-cell table:style-name="ce1"/>
          <table:table-cell table:number-columns-repeated="1013"/>
        </table:table-row>
        <table:table-row table:style-name="ro2">
          <table:table-cell office:value-type="string">
            <text:p>SW42</text:p>
          </table:table-cell>
          <table:table-cell office:value-type="string">
            <text:p>RST</text:p>
          </table:table-cell>
          <table:table-cell office:value-type="string">
            <text:p>SW-PB-MOD</text:p>
          </table:table-cell>
          <table:table-cell table:style-name="ce3" office:value-type="float" office:value="2.22">
            <text:p>2.2200</text:p>
          </table:table-cell>
          <table:table-cell table:style-name="ce3" office:value-type="float" office:value="1.3975">
            <text:p>1.3975</text:p>
          </table:table-cell>
          <table:table-cell office:value-type="float" office:value="270">
            <text:p>270</text:p>
          </table:table-cell>
          <table:table-cell office:value-type="string">
            <text:p>Back</text:p>
          </table:table-cell>
          <table:table-cell office:value-type="string">
            <text:p><text:a xlink:href="http://search.digikey.com/us/en/products/FSM4JH/450-1650-ND/1632536">DigiKey</text:a></text:p>
          </table:table-cell>
          <table:table-cell office:value-type="string">
            <text:p>450-1650-ND</text:p>
          </table:table-cell>
          <table:table-cell table:style-name="ce1" office:value-type="string">
            <text:p>Optional, for rear mount, in place of SW4</text:p>
          </table:table-cell>
          <table:table-cell table:style-name="ce1"/>
          <table:table-cell table:number-columns-repeated="1013"/>
        </table:table-row>
        <table:table-row table:style-name="ro2">
          <table:table-cell office:value-type="string">
            <text:p>SW52</text:p>
          </table:table-cell>
          <table:table-cell office:value-type="string">
            <text:p>ENTER</text:p>
          </table:table-cell>
          <table:table-cell office:value-type="string">
            <text:p>SW-PB-MOD</text:p>
          </table:table-cell>
          <table:table-cell table:style-name="ce3" office:value-type="float" office:value="5.1">
            <text:p>5.1000</text:p>
          </table:table-cell>
          <table:table-cell table:style-name="ce3" office:value-type="float" office:value="1.3975">
            <text:p>1.3975</text:p>
          </table:table-cell>
          <table:table-cell office:value-type="float" office:value="270">
            <text:p>270</text:p>
          </table:table-cell>
          <table:table-cell office:value-type="string">
            <text:p>Back</text:p>
          </table:table-cell>
          <table:table-cell office:value-type="string">
            <text:p><text:a xlink:href="http://search.digikey.com/us/en/products/FSM4JH/450-1650-ND/1632536">DigiKey</text:a></text:p>
          </table:table-cell>
          <table:table-cell office:value-type="string">
            <text:p>450-1650-ND</text:p>
          </table:table-cell>
          <table:table-cell table:style-name="ce1" office:value-type="string">
            <text:p>Optional, for rear mount, in place of SW5</text:p>
          </table:table-cell>
          <table:table-cell table:style-name="ce1"/>
          <table:table-cell table:number-columns-repeated="1013"/>
        </table:table-row>
        <table:table-row table:style-name="ro2">
          <table:table-cell office:value-type="string">
            <text:p>U3</text:p>
          </table:table-cell>
          <table:table-cell office:value-type="string">
            <text:p>ATMEGA8-P</text:p>
          </table:table-cell>
          <table:table-cell office:value-type="string">
            <text:p>dil_28-300_socket</text:p>
          </table:table-cell>
          <table:table-cell table:style-name="ce3" office:value-type="float" office:value="3.49">
            <text:p>3.4900</text:p>
          </table:table-cell>
          <table:table-cell table:style-name="ce3" office:value-type="float" office:value="9.45">
            <text:p>9.45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ATMEGA328-PU/ATMEGA328-PU-ND/2271026">DigiKey</text:a></text:p>
          </table:table-cell>
          <table:table-cell office:value-type="string">
            <text:p>ATMEGA328-PU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*</text:p>
          </table:table-cell>
          <table:table-cell office:value-type="string">
            <text:p>Socket for U3</text:p>
          </table:table-cell>
          <table:table-cell/>
          <table:table-cell table:style-name="ce3" table:number-columns-repeated="2"/>
          <table:table-cell table:number-columns-repeated="2"/>
          <table:table-cell office:value-type="string">
            <text:p><text:a xlink:href="http://search.digikey.com/us/en/products/1-390261-9/A100210-ND/990628">DigiKey</text:a></text:p>
          </table:table-cell>
          <table:table-cell office:value-type="string">
            <text:p>A100210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U4</text:p>
          </table:table-cell>
          <table:table-cell office:value-type="string">
            <text:p>74HC154</text:p>
          </table:table-cell>
          <table:table-cell office:value-type="string">
            <text:p>DIP-24__600_ELL</text:p>
          </table:table-cell>
          <table:table-cell table:style-name="ce3" office:value-type="float" office:value="5.12">
            <text:p>5.1200</text:p>
          </table:table-cell>
          <table:table-cell table:style-name="ce3" office:value-type="float" office:value="9.34">
            <text:p>9.34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74HC154N,652/568-1407-5-ND/763011">DigiKey</text:a></text:p>
          </table:table-cell>
          <table:table-cell office:value-type="string">
            <text:p>568-1407-5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*</text:p>
          </table:table-cell>
          <table:table-cell office:value-type="string">
            <text:p>Socket for U4</text:p>
          </table:table-cell>
          <table:table-cell/>
          <table:table-cell table:style-name="ce3" table:number-columns-repeated="2"/>
          <table:table-cell table:number-columns-repeated="2"/>
          <table:table-cell office:value-type="string">
            <text:p><text:a xlink:href="http://search.digikey.com/us/en/products/4824-6004-CP/3M5479-ND/1133632">DigiKey</text:a></text:p>
          </table:table-cell>
          <table:table-cell office:value-type="string">
            <text:p>3M5479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U5</text:p>
          </table:table-cell>
          <table:table-cell office:value-type="string">
            <text:p>STP8DP05</text:p>
          </table:table-cell>
          <table:table-cell office:value-type="string">
            <text:p>dil_16-300_socket</text:p>
          </table:table-cell>
          <table:table-cell table:style-name="ce3" office:value-type="float" office:value="1.985">
            <text:p>1.9850</text:p>
          </table:table-cell>
          <table:table-cell table:style-name="ce3" office:value-type="float" office:value="2.175">
            <text:p>2.1750</text:p>
          </table:table-cell>
          <table:table-cell office:value-type="float" office:value="0">
            <text:p>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STP08DP05B1/497-6271-5-ND/1641765">DigiKey</text:a></text:p>
          </table:table-cell>
          <table:table-cell office:value-type="string">
            <text:p>497-6271-5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*</text:p>
          </table:table-cell>
          <table:table-cell office:value-type="string">
            <text:p>Socket for U5</text:p>
          </table:table-cell>
          <table:table-cell/>
          <table:table-cell table:style-name="ce3" table:number-columns-repeated="2"/>
          <table:table-cell table:number-columns-repeated="2"/>
          <table:table-cell office:value-type="string">
            <text:p><text:a xlink:href="http://search.digikey.com/us/en/products/1825093-4/A32870-ND/1091329">DigiKey</text:a></text:p>
          </table:table-cell>
          <table:table-cell office:value-type="string">
            <text:p>A32870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U6</text:p>
          </table:table-cell>
          <table:table-cell office:value-type="string">
            <text:p>DS3231N</text:p>
          </table:table-cell>
          <table:table-cell office:value-type="string">
            <text:p>DS3231</text:p>
          </table:table-cell>
          <table:table-cell table:style-name="ce3" office:value-type="float" office:value="6.3375">
            <text:p>6.3375</text:p>
          </table:table-cell>
          <table:table-cell table:style-name="ce3" office:value-type="float" office:value="1.8525">
            <text:p>1.8525</text:p>
          </table:table-cell>
          <table:table-cell office:value-type="float" office:value="90">
            <text:p>90</text:p>
          </table:table-cell>
          <table:table-cell office:value-type="string">
            <text:p>Back</text:p>
          </table:table-cell>
          <table:table-cell office:value-type="string">
            <text:p><text:a xlink:href="http://search.digikey.com/us/en/products/DS3231S#/DS3231S#-ND/1197574">DigiKey</text:a></text:p>
          </table:table-cell>
          <table:table-cell office:value-type="string">
            <text:p>DS3231S#-ND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office:value-type="string">
            <text:p>X1</text:p>
          </table:table-cell>
          <table:table-cell office:value-type="string">
            <text:p>16MHz</text:p>
          </table:table-cell>
          <table:table-cell office:value-type="string">
            <text:p>XTAL</text:p>
          </table:table-cell>
          <table:table-cell table:style-name="ce3" office:value-type="float" office:value="3.24">
            <text:p>3.2400</text:p>
          </table:table-cell>
          <table:table-cell table:style-name="ce3" office:value-type="float" office:value="9.16">
            <text:p>9.1600</text:p>
          </table:table-cell>
          <table:table-cell office:value-type="float" office:value="180">
            <text:p>180</text:p>
          </table:table-cell>
          <table:table-cell office:value-type="string">
            <text:p>Front</text:p>
          </table:table-cell>
          <table:table-cell office:value-type="string">
            <text:p><text:a xlink:href="http://search.digikey.com/us/en/products/ZTT-16.00MX/X908-ND/170095">DigiKey</text:a></text:p>
          </table:table-cell>
          <table:table-cell office:value-type="string">
            <text:p>X908-ND</text:p>
          </table:table-cell>
          <table:table-cell table:style-name="ce1" table:number-columns-repeated="2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office:value-type="string">
            <text:p>BF1</text:p>
          </table:table-cell>
          <table:table-cell office:value-type="string">
            <text:p>Baffle</text:p>
          </table:table-cell>
          <table:table-cell office:value-type="string">
            <text:p>BAFFLE</text:p>
          </table:table-cell>
          <table:table-cell table:number-columns-repeated="6"/>
          <table:table-cell office:value-type="string">
            <text:p>Angus Hines</text:p>
          </table:table-cell>
          <table:table-cell table:number-columns-repeated="1014"/>
        </table:table-row>
        <table:table-row table:style-name="ro2">
          <table:table-cell office:value-type="string">
            <text:p>BP1</text:p>
          </table:table-cell>
          <table:table-cell office:value-type="string">
            <text:p>BackPlate</text:p>
          </table:table-cell>
          <table:table-cell office:value-type="string">
            <text:p>BackPlate</text:p>
          </table:table-cell>
          <table:table-cell table:number-columns-repeated="6"/>
          <table:table-cell office:value-type="string">
            <text:p>Angus Hines</text:p>
          </table:table-cell>
          <table:table-cell table:number-columns-repeated="1014"/>
        </table:table-row>
        <table:table-row table:style-name="ro2">
          <table:table-cell office:value-type="string">
            <text:p>P8,P9,P10,P11,P14,P15,P53,P54</text:p>
          </table:table-cell>
          <table:table-cell office:value-type="string">
            <text:p>vite_4mm</text:p>
          </table:table-cell>
          <table:table-cell office:value-type="string">
            <text:p>CONN_1</text:p>
          </table:table-cell>
          <table:table-cell table:number-columns-repeated="6"/>
          <table:table-cell office:value-type="string">
            <text:p>Fixing Screws for Board and Baffle</text:p>
          </table:table-cell>
          <table:table-cell table:number-columns-repeated="1014"/>
        </table:table-row>
        <table:table-row table:style-name="ro2">
          <table:table-cell office:value-type="string">
            <text:p>P43</text:p>
          </table:table-cell>
          <table:table-cell office:value-type="string">
            <text:p>Pad01</text:p>
          </table:table-cell>
          <table:table-cell office:value-type="string">
            <text:p>CONN_1</text:p>
          </table:table-cell>
          <table:table-cell table:number-columns-repeated="6"/>
          <table:table-cell office:value-type="string">
            <text:p>Break Out Pad, no component</text:p>
          </table:table-cell>
          <table:table-cell table:number-columns-repeated="1014"/>
        </table:table-row>
        <table:table-row table:style-name="ro2">
          <table:table-cell office:value-type="string">
            <text:p>P49,P50,P51,P52,rowBoB1</text:p>
          </table:table-cell>
          <table:table-cell office:value-type="string">
            <text:p>vite_3mm</text:p>
          </table:table-cell>
          <table:table-cell office:value-type="string">
            <text:p>CONN_1</text:p>
          </table:table-cell>
          <table:table-cell table:number-columns-repeated="6"/>
          <table:table-cell office:value-type="string">
            <text:p>Fixing Screws for rtcBoB and rowBoB</text:p>
          </table:table-cell>
          <table:table-cell table:number-columns-repeated="1014"/>
        </table:table-row>
        <table:table-row table:style-name="ro2">
          <table:table-cell office:value-type="string">
            <text:p>P24,P25,P26,P27,P28,P29,P30,P31,P32,P33,P34,P35,P36,P37,P38,P39</text:p>
          </table:table-cell>
          <table:table-cell office:value-type="string">
            <text:p>PROTO-6</text:p>
          </table:table-cell>
          <table:table-cell office:value-type="string">
            <text:p>DIL6</text:p>
          </table:table-cell>
          <table:table-cell table:number-columns-repeated="6"/>
          <table:table-cell office:value-type="string">
            <text:p>Prototyping area</text:p>
          </table:table-cell>
          <table:table-cell table:number-columns-repeated="1014"/>
        </table:table-row>
        <table:table-row table:style-name="ro2">
          <table:table-cell office:value-type="string">
            <text:p>FM1</text:p>
          </table:table-cell>
          <table:table-cell office:value-type="string">
            <text:p>Frame</text:p>
          </table:table-cell>
          <table:table-cell office:value-type="string">
            <text:p>FRAME</text:p>
          </table:table-cell>
          <table:table-cell table:number-columns-repeated="6"/>
          <table:table-cell office:value-type="string">
            <text:p>Ikea or None</text:p>
          </table:table-cell>
          <table:table-cell table:number-columns-repeated="1014"/>
        </table:table-row>
        <table:table-row table:style-name="ro2">
          <table:table-cell office:value-type="string">
            <text:p>FP1</text:p>
          </table:table-cell>
          <table:table-cell office:value-type="string">
            <text:p>FacePlate</text:p>
          </table:table-cell>
          <table:table-cell office:value-type="string">
            <text:p>FacePlate</text:p>
          </table:table-cell>
          <table:table-cell table:number-columns-repeated="6"/>
          <table:table-cell office:value-type="string">
            <text:p>Angus Hines</text:p>
          </table:table-cell>
          <table:table-cell table:number-columns-repeated="1014"/>
        </table:table-row>
        <table:table-row table:style-name="ro2">
          <table:table-cell office:value-type="string">
            <text:p>PCB1</text:p>
          </table:table-cell>
          <table:table-cell table:number-columns-repeated="2" office:value-type="string">
            <text:p>PCB</text:p>
          </table:table-cell>
          <table:table-cell table:number-columns-repeated="6"/>
          <table:table-cell office:value-type="string">
            <text:p>Main Board, seeed</text:p>
          </table:table-cell>
          <table:table-cell table:number-columns-repeated="1014"/>
        </table:table-row>
        <table:table-row table:style-name="ro2">
          <table:table-cell office:value-type="string">
            <text:p>G1</text:p>
          </table:table-cell>
          <table:table-cell office:value-type="string">
            <text:p>Logo-WL3</text:p>
          </table:table-cell>
          <table:table-cell office:value-type="string">
            <text:p>Logo-WL3</text:p>
          </table:table-cell>
          <table:table-cell table:number-columns-repeated="6"/>
          <table:table-cell office:value-type="string">
            <text:p>--</text:p>
          </table:table-cell>
          <table:table-cell table:number-columns-repeated="1014"/>
        </table:table-row>
        <table:table-row table:style-name="ro2">
          <table:table-cell office:value-type="string">
            <text:p>G***</text:p>
          </table:table-cell>
          <table:table-cell office:value-type="string">
            <text:p>OSHW_6mm</text:p>
          </table:table-cell>
          <table:table-cell office:value-type="string">
            <text:p>LOGO</text:p>
          </table:table-cell>
          <table:table-cell table:number-columns-repeated="6"/>
          <table:table-cell office:value-type="string">
            <text:p>--</text:p>
          </table:table-cell>
          <table:table-cell table:number-columns-repeated="1014"/>
        </table:table-row>
        <table:table-row table:style-name="ro3" table:number-rows-repeated="1048332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2.A146:Sheet2.C2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7">01/07/2012</text:date>, <text:time>17:2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07T17:22:05.33</dc:date>
    <dc:creator>Anool Mahidharia</dc:creator>
    <meta:generator>OpenOffice.org/3.3$Win32 OpenOffice.org_project/330m20$Build-9567</meta:generator>
    <meta:editing-duration>PT7H5M</meta:editing-duration>
    <meta:editing-cycles>18</meta:editing-cycles>
    <meta:document-statistic meta:table-count="2" meta:cell-count="2393" meta:object-count="0"/>
  </office:meta>
</office:document-meta>
</file>